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422cm" svg:height="0.422cm" svg:x="9.031cm" svg:y="0cm">
            <draw:image xlink:href="https://phppgadmin.icict.fiocruz.br/images/themes/default/RaiseArgument.png" xlink:type="simple" xlink:show="embed" xlink:actuate="onLoad" draw:mime-type="image/png">
              <text:p/>
            </draw:image>
          </draw:frame>
          <draw:frame draw:z-index="1" draw:name="https://phppgadmin.icict.fiocruz.br/images/themes/default/RaiseArgument.png" draw:style-name="gr1" draw:text-style-name="P1" svg:width="0.422cm" svg:height="0.422cm" svg:x="9.031cm" svg:y="0cm">
            <draw:image xlink:href="https://phppgadmin.icict.fiocruz.br/images/themes/default/RaiseArgument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4" table:default-cell-style-name="ce5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 table:style-name="Default"/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&amp;sortdir=asc&amp;strings=collapsed&amp;page=1" xlink:type="simple">cod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2&amp;sortdir=asc&amp;strings=collapsed&amp;page=1" xlink:type="simple">categoria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3&amp;sortdir=desc&amp;strings=collapsed&amp;page=1" xlink:type="simple">nome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4&amp;sortdir=asc&amp;strings=collapsed&amp;page=1" xlink:type="simple">sugeridas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5&amp;sortdir=asc&amp;strings=collapsed&amp;page=1" xlink:type="simple">definica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6&amp;sortdir=asc&amp;strings=collapsed&amp;page=1" xlink:type="simple">calcul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7&amp;sortdir=asc&amp;strings=collapsed&amp;page=1" xlink:type="simple">fonte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8&amp;sortdir=asc&amp;strings=collapsed&amp;page=1" xlink:type="simple">link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9&amp;sortdir=asc&amp;strings=collapsed&amp;page=1" xlink:type="simple">limitaca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0&amp;sortdir=asc&amp;strings=collapsed&amp;page=1" xlink:type="simple">periodicidade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1&amp;sortdir=asc&amp;strings=collapsed&amp;page=1" xlink:type="simple">temporal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2&amp;sortdir=asc&amp;strings=collapsed&amp;page=1" xlink:type="simple">interpretaca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3&amp;sortdir=asc&amp;strings=collapsed&amp;page=1" xlink:type="simple">anomes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4&amp;sortdir=asc&amp;strings=collapsed&amp;page=1" xlink:type="simple">grafic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5&amp;sortdir=asc&amp;strings=collapsed&amp;page=1" xlink:type="simple">status_bk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6&amp;sortdir=asc&amp;strings=collapsed&amp;page=1" xlink:type="simple">mes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7&amp;sortdir=asc&amp;strings=collapsed&amp;page=1" xlink:type="simple">ano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8&amp;sortdir=asc&amp;strings=collapsed&amp;page=1" xlink:type="simple">legenda</text:a></text:p>
          </table:table-cell>
          <table:table-cell table:style-name="ce1"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9&amp;sortdir=asc&amp;strings=collapsed&amp;page=1" xlink:type="simple">statu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4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4" xlink:type="simple">Delete</text:a> </text:p>
          </table:table-cell>
          <table:table-cell table:style-name="ce2" office:value-type="string" calcext:value-type="string">
            <text:p>ee0114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Alagamentos</text:p>
          </table:table-cell>
          <table:table-cell office:value-type="string" calcext:value-type="string">
            <text:p>estado - <text:s/>município</text:p>
          </table:table-cell>
          <table:table-cell table:number-columns-repeated="8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6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66" xlink:type="simple">Delete</text:a> </text:p>
          </table:table-cell>
          <table:table-cell office:value-type="string" calcext:value-type="string">
            <text:p>to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Distância vertical medida entre um determinado po...</text:p>
          </table:table-cell>
          <table:table-cell office:value-type="string" calcext:value-type="string">
            <text:p>Altitude em metros.</text:p>
          </table:table-cell>
          <table:table-cell office:value-type="string" calcext:value-type="string">
            <text:p>INPE - Instituto Nacional de Pesquisas Espaciais. </text:p>
          </table:table-cell>
          <table:table-cell office:value-type="string" calcext:value-type="string">
            <text:p>http://www.dsr.inpe.br/topodata/acesso.php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ão sistemátic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Áreas de menor altitude estão sujeitas a enchent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666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6666" xlink:type="simple">Delete</text:a> </text:p>
          </table:table-cell>
          <table:table-cell office:value-type="string" calcext:value-type="string">
            <text:p>to666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Altitude média da sede municipal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3" xlink:type="simple">Delete</text:a> </text:p>
          </table:table-cell>
          <table:table-cell office:value-type="string" calcext:value-type="string">
            <text:p>to0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coleta de lix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atendida, diret...</text:p>
          </table:table-cell>
          <table:table-cell office:value-type="string" calcext:value-type="string">
            <text:p>Numerador: população residente atendida, direta 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populacional de serviços regular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4" xlink:type="simple">Delete</text:a> </text:p>
          </table:table-cell>
          <table:table-cell office:value-type="string" calcext:value-type="string">
            <text:p>to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esgotamento sanitário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que dispõe de e...</text:p>
          </table:table-cell>
          <table:table-cell office:value-type="string" calcext:value-type="string">
            <text:p>Numerador: população residente em domicílios part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populacional da disposição do e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5" xlink:type="simple">Delete</text:a> </text:p>
          </table:table-cell>
          <table:table-cell office:value-type="string" calcext:value-type="string">
            <text:p>to0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redes de abastecimento de água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servida por red...</text:p>
          </table:table-cell>
          <table:table-cell office:value-type="string" calcext:value-type="string">
            <text:p>Numerador: população residente em domicílios part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de serviços de abastecimento ad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6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63" xlink:type="simple">Delete</text:a> </text:p>
          </table:table-cell>
          <table:table-cell office:value-type="string" calcext:value-type="string">
            <text:p>to0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bertura vegetal e uso da terra</text:p>
          </table:table-cell>
          <table:table-cell office:value-type="string" calcext:value-type="string">
            <text:p>Percentual de ocupação por tipo de uso da terra</text:p>
          </table:table-cell>
          <table:table-cell office:value-type="string" calcext:value-type="string">
            <text:p>Proporção de área usada para determinada finalida...</text:p>
          </table:table-cell>
          <table:table-cell office:value-type="string" calcext:value-type="string">
            <text:p>Numerador: área ocupada por tipo um determinado u...</text:p>
          </table:table-cell>
          <table:table-cell office:value-type="string" calcext:value-type="string">
            <text:p>TerraClass - Instituto Nacional de Pesquisas Espa...</text:p>
          </table:table-cell>
          <table:table-cell office:value-type="string" calcext:value-type="string">
            <text:p>http://www.inpe.br/cra/projetos_pesquisas/terracl...</text:p>
          </table:table-cell>
          <table:table-cell office:value-type="string" calcext:value-type="string">
            <text:p>Dados não sistemáticos. Não pode ser usado para o...</text:p>
          </table:table-cell>
          <table:table-cell office:value-type="string" calcext:value-type="string">
            <text:p>não sistemáti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ica o tipo de ocupação e uso da terra bem com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1" xlink:type="simple">Delete</text:a> </text:p>
          </table:table-cell>
          <table:table-cell office:value-type="string" calcext:value-type="string">
            <text:p>to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ntração de material particulado fino na atmo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Quantidade partículas com diâmetro menor que <text:s/>2,5...</text:p>
          </table:table-cell>
          <table:table-cell office:value-type="string" calcext:value-type="string">
            <text:p>Medição em estações de qualidade do ar ou estimat...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modis-­atmos.­gsfc.­nasa.­gov</text:p>
          </table:table-cell>
          <table:table-cell office:value-type="string" calcext:value-type="string">
            <text:p>A aqusição do dado necessita de tratamento de ima...</text:p>
          </table:table-cell>
          <table:table-cell office:value-type="string" calcext:value-type="string">
            <text:p>diaria</text:p>
          </table:table-cell>
          <table:table-cell office:value-type="string" calcext:value-type="string">
            <text:p>A partir de 2002</text:p>
          </table:table-cell>
          <table:table-cell office:value-type="string" calcext:value-type="string">
            <text:p>Indica a concentração de gases resultantes de que...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2" xlink:type="simple">Delete</text:a> </text:p>
          </table:table-cell>
          <table:table-cell office:value-type="string" calcext:value-type="string">
            <text:p>to0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ntração de monóxido de carbono na atmosf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Quantidade do gás monóxido de carbono por metro c...</text:p>
          </table:table-cell>
          <table:table-cell office:value-type="string" calcext:value-type="string">
            <text:p>Medição em estações de qualidade do ar ou estimat...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modis-­atmos.­gsfc.­nasa.­gov</text:p>
          </table:table-cell>
          <table:table-cell office:value-type="string" calcext:value-type="string">
            <text:p>A aqusição do dado necessita de tratamento de ima...</text:p>
          </table:table-cell>
          <table:table-cell office:value-type="string" calcext:value-type="string">
            <text:p>diaria</text:p>
          </table:table-cell>
          <table:table-cell office:value-type="string" calcext:value-type="string">
            <text:p>A partir de 2002</text:p>
          </table:table-cell>
          <table:table-cell office:value-type="string" calcext:value-type="string">
            <text:p>Indica a concentração gases tóxicos resultantes d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5" xlink:type="simple">Delete</text:a> </text:p>
          </table:table-cell>
          <table:table-cell office:value-type="string" calcext:value-type="string">
            <text:p>ee011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Corridas de massa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6" xlink:type="simple">Delete</text:a> </text:p>
          </table:table-cell>
          <table:table-cell office:value-type="string" calcext:value-type="string">
            <text:p>to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idade de habitantes por domicílio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médio de habitantes por dormitórios existe...</text:p>
          </table:table-cell>
          <table:table-cell office:value-type="string" calcext:value-type="string">
            <text:p>Numerador: Número total de habitantes residentes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ao número de pessoas dentro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densidade de habitantes por domicilio. Alt...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1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17" xlink:type="simple">Delete</text:a> </text:p>
          </table:table-cell>
          <table:table-cell office:value-type="string" calcext:value-type="string">
            <text:p>to0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idade demográfic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edida expressa pela relação entre a população e ...</text:p>
          </table:table-cell>
          <table:table-cell office:value-type="string" calcext:value-type="string">
            <text:p>Numerador: total de pessoas - <text:s/>denominador: valor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icidade do levantamento populacional e a 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densidade <text:s/>de população por área. Indica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8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89" xlink:type="simple">Delete</text:a> </text:p>
          </table:table-cell>
          <table:table-cell office:value-type="string" calcext:value-type="string">
            <text:p>to0089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Distância da sede até a capital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6" xlink:type="simple">Delete</text:a> </text:p>
          </table:table-cell>
          <table:table-cell office:value-type="string" calcext:value-type="string">
            <text:p>ee011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nchentes ou inundações graduai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7" xlink:type="simple">Delete</text:a> </text:p>
          </table:table-cell>
          <table:table-cell office:value-type="string" calcext:value-type="string">
            <text:p>ee0117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nxurradas ou inundações brusca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8" xlink:type="simple">Delete</text:a> </text:p>
          </table:table-cell>
          <table:table-cell office:value-type="string" calcext:value-type="string">
            <text:p>ee0118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rosão marinha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1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19" xlink:type="simple">Delete</text:a> </text:p>
          </table:table-cell>
          <table:table-cell office:value-type="string" calcext:value-type="string">
            <text:p>ee0119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scorregamentos ou deslizamento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2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20" xlink:type="simple">Delete</text:a> </text:p>
          </table:table-cell>
          <table:table-cell office:value-type="string" calcext:value-type="string">
            <text:p>ee0120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stiagen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3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304" xlink:type="simple">Delete</text:a> </text:p>
          </table:table-cell>
          <table:table-cell office:value-type="string" calcext:value-type="string">
            <text:p>to030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ventos climátic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3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301" xlink:type="simple">Delete</text:a> </text:p>
          </table:table-cell>
          <table:table-cell office:value-type="string" calcext:value-type="string">
            <text:p>to030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ventos geofísic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3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303" xlink:type="simple">Delete</text:a> </text:p>
          </table:table-cell>
          <table:table-cell office:value-type="string" calcext:value-type="string">
            <text:p>to030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ventos hidrológic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3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302" xlink:type="simple">Delete</text:a> </text:p>
          </table:table-cell>
          <table:table-cell office:value-type="string" calcext:value-type="string">
            <text:p>to030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Eventos meterologic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3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305" xlink:type="simple">Delete</text:a> </text:p>
          </table:table-cell>
          <table:table-cell office:value-type="string" calcext:value-type="string">
            <text:p>to0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os Tecnológic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2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21" xlink:type="simple">Delete</text:a> </text:p>
          </table:table-cell>
          <table:table-cell office:value-type="string" calcext:value-type="string">
            <text:p>ee012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Geada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3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31" xlink:type="simple">Delete</text:a> </text:p>
          </table:table-cell>
          <table:table-cell office:value-type="string" calcext:value-type="string">
            <text:p>ee013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Granizo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2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22" xlink:type="simple">Delete</text:a> </text:p>
          </table:table-cell>
          <table:table-cell office:value-type="string" calcext:value-type="string">
            <text:p>ee012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Incêndios florestais as estações estivai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04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043" xlink:type="simple">Delete</text:a> </text:p>
          </table:table-cell>
          <table:table-cell office:value-type="string" calcext:value-type="string">
            <text:p>to0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Índice de estado da vegetação (NDVI)</text:p>
          </table:table-cell>
          <table:table-cell office:value-type="string" calcext:value-type="string">
            <text:p>Variação em relação à média histórica</text:p>
          </table:table-cell>
          <table:table-cell office:value-type="string" calcext:value-type="string">
            <text:p>NDVI (Normalized Difference Vegetation Index). É ...</text:p>
          </table:table-cell>
          <table:table-cell office:value-type="string" calcext:value-type="string">
            <text:p>Definido como a diferença entre a refletância no ...</text:p>
          </table:table-cell>
          <table:table-cell office:value-type="string" calcext:value-type="string">
            <text:p>INPE - Instituto Nacional de Pesquisas Espaciais. </text:p>
          </table:table-cell>
          <table:table-cell office:value-type="string" calcext:value-type="string">
            <text:p>http://satelite.cptec.inpe.br/ndvi/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7</text:p>
          </table:table-cell>
          <table:table-cell office:value-type="string" calcext:value-type="string">
            <text:p>Os valores de NDVI variam entre -1.0 e +1.0. Obs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to012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to0123" xlink:type="simple">Delete</text:a> </text:p>
          </table:table-cell>
          <table:table-cell office:value-type="string" calcext:value-type="string">
            <text:p>to012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Indice Gini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ve03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ve0301" xlink:type="simple">Delete</text:a> </text:p>
          </table:table-cell>
          <table:table-cell office:value-type="string" calcext:value-type="string">
            <text:p>ve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Índice Parasitário Anual de malár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exames positivos de malária, por mil hab...</text:p>
          </table:table-cell>
          <table:table-cell office:value-type="string" calcext:value-type="string">
            <text:p>Numerador: Número de exames positivos para a malá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Estima o risco de ocorrência mensal de casos de m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1&amp;server=psql.icict.fiocruz.br%3A5432%3Aallow&amp;database=observatorio_restore&amp;schema=public&amp;table=tb_dic&amp;subject=table&amp;sortkey=3&amp;sortdir=asc&amp;key%5Bcod%5D=ee012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1&amp;server=psql.icict.fiocruz.br%3A5432%3Aallow&amp;database=observatorio_restore&amp;schema=public&amp;table=tb_dic&amp;subject=table&amp;sortkey=3&amp;sortdir=asc&amp;key%5Bcod%5D=ee0123" xlink:type="simple">Delete</text:a> </text:p>
          </table:table-cell>
          <table:table-cell office:value-type="string" calcext:value-type="string">
            <text:p>ee012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Inundações litorâneas provocadas pela brusca inva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table:style-name="ce2"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65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65" xlink:type="simple">Delete</text:a> </text:p>
          </table:table-cell>
          <table:table-cell table:style-name="ce2" office:value-type="string" calcext:value-type="string">
            <text:p>to00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édia de extração vegetal por produto de palmeira</text:p>
          </table:table-cell>
          <table:table-cell table:style-name="ce2" office:value-type="string" calcext:value-type="string">
            <text:p>piaçava, babaçu, buriti, carnaúba, açaí</text:p>
          </table:table-cell>
          <table:table-cell table:style-name="ce2" office:value-type="string" calcext:value-type="string">
            <text:p>Quantidade produzida na extração vegetal de palme...</text:p>
          </table:table-cell>
          <table:table-cell table:style-name="ce2" office:value-type="string" calcext:value-type="string">
            <text:p>Numerador: quantidade total produzida por palmeir...</text:p>
          </table:table-cell>
          <table:table-cell table:style-name="ce2" office:value-type="string" calcext:value-type="string">
            <text:p>SIDRA - IBGE Produção da Extração Vegetal e da Si...</text:p>
          </table:table-cell>
          <table:table-cell table:style-name="ce2" office:value-type="string" calcext:value-type="string">
            <text:p>http://www.sidra.ibge.gov.br/bda/tabela/listabl.a...</text:p>
          </table:table-cell>
          <table:table-cell table:style-name="ce2" office:value-type="string" calcext:value-type="string">
            <text:p>Eventuais falhas de cobertura na coleta direta de...</text:p>
          </table:table-cell>
          <table:table-cell table:style-name="ce2" office:value-type="string" calcext:value-type="string">
            <text:p>anual</text:p>
          </table:table-cell>
          <table:table-cell table:style-name="ce2" office:value-type="string" calcext:value-type="string">
            <text:p>A partir de 1990</text:p>
          </table:table-cell>
          <table:table-cell table:style-name="ce2" office:value-type="string" calcext:value-type="string">
            <text:p>Medida indireta da atividade de trabalho em palme...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ee0113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ee0113" xlink:type="simple">Delete</text:a> </text:p>
          </table:table-cell>
          <table:table-cell table:style-name="ce2" office:value-type="string" calcext:value-type="string">
            <text:p>ee0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talidade por exposição as forças da naturez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óbitos causados por um evento climático...</text:p>
          </table:table-cell>
          <table:table-cell office:value-type="string" calcext:value-type="string">
            <text:p>Numerador: Número de óbitos causados pela exposiç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tabnet.datasus.gov.br/cgi/deftohtm.exe?sim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Reflete a magnitude do impacto em óbitos relacion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2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21" xlink:type="simple">Delete</text:a> </text:p>
          </table:table-cell>
          <table:table-cell office:value-type="string" calcext:value-type="string">
            <text:p>to0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abastecidos por curso dágu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abastecidos por cu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abastecimento por água superficial, e ...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2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22" xlink:type="simple">Delete</text:a> </text:p>
          </table:table-cell>
          <table:table-cell office:value-type="string" calcext:value-type="string">
            <text:p>to0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abastecimento de água intermiten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abastecimento 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 e www.aguabrasil.icict.fiocruz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abastecimento de água com interrupçõe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2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23" xlink:type="simple">Delete</text:a> </text:p>
          </table:table-cell>
          <table:table-cell office:value-type="string" calcext:value-type="string">
            <text:p>to0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coleta sistemática de lix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sistema de col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a coleta de lixo adequada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2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24" xlink:type="simple">Delete</text:a> </text:p>
          </table:table-cell>
          <table:table-cell office:value-type="string" calcext:value-type="string">
            <text:p>to0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esgoto a céu abert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destino de esg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esgotamento sanitário inadequado e o r...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1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19" xlink:type="simple">Delete</text:a> </text:p>
          </table:table-cell>
          <table:table-cell office:value-type="string" calcext:value-type="string">
            <text:p>to0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ível de escolaridade</text:p>
          </table:table-cell>
          <table:table-cell office:value-type="string" calcext:value-type="string">
            <text:p>Escolaridade: &lt; 1, uma três, quatro a sete, oito ...</text:p>
          </table:table-cell>
          <table:table-cell office:value-type="string" calcext:value-type="string">
            <text:p>Distribuição percentual da população residente de...</text:p>
          </table:table-cell>
          <table:table-cell office:value-type="string" calcext:value-type="string">
            <text:p>Numerador: Número de pessoas residentes de 15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Expressa níveis de instrução da população de 15 a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níveis de instrução da população de 15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7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70" xlink:type="simple">Delete</text:a> </text:p>
          </table:table-cell>
          <table:table-cell office:value-type="string" calcext:value-type="string">
            <text:p>to0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ível do rio (cotas hidrológica)</text:p>
          </table:table-cell>
          <table:table-cell office:value-type="string" calcext:value-type="string">
            <text:p>Acima de 95% da média histórica para eventos de c...</text:p>
          </table:table-cell>
          <table:table-cell office:value-type="string" calcext:value-type="string">
            <text:p>Nível da água do rio em relação ao zero hidrográf...</text:p>
          </table:table-cell>
          <table:table-cell office:value-type="string" calcext:value-type="string">
            <text:p>Nível do rio em metros.</text:p>
          </table:table-cell>
          <table:table-cell office:value-type="string" calcext:value-type="string">
            <text:p>Agência Nacional de Água (ANA)</text:p>
          </table:table-cell>
          <table:table-cell office:value-type="string" calcext:value-type="string">
            <text:p>http://hidroweb.ana.gov.br/</text:p>
          </table:table-cell>
          <table:table-cell office:value-type="string" calcext:value-type="string">
            <text:p>Ausência de estações de medição com completitude 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1908</text:p>
          </table:table-cell>
          <table:table-cell office:value-type="string" calcext:value-type="string">
            <text:p>Cotas muito altas podem representar enchentes, qu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ar11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ar1101" xlink:type="simple">Delete</text:a> </text:p>
          </table:table-cell>
          <table:table-cell office:value-type="string" calcext:value-type="string">
            <text:p>ar110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úmero de focos de queimada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ee012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ee0124" xlink:type="simple">Delete</text:a> </text:p>
          </table:table-cell>
          <table:table-cell office:value-type="string" calcext:value-type="string">
            <text:p>ee012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Onda de frio intenso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4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45" xlink:type="simple">Delete</text:a> </text:p>
          </table:table-cell>
          <table:table-cell office:value-type="string" calcext:value-type="string">
            <text:p>to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agem de área urban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área urbana em um determinado espaç...</text:p>
          </table:table-cell>
          <table:table-cell office:value-type="string" calcext:value-type="string">
            <text:p>Numerador: superfície da área urbana (km2). Denom...</text:p>
          </table:table-cell>
          <table:table-cell office:value-type="string" calcext:value-type="string">
            <text:p>IBGE - Instituto Brasileiro de Geografia e Estatí...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A não existem de uma serie histórica desse dado n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iores áreas urbanas apresentam maiores densidad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1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14" xlink:type="simple">Delete</text:a> </text:p>
          </table:table-cell>
          <table:table-cell office:value-type="string" calcext:value-type="string">
            <text:p>to011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a população com ½ do salário mínimo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1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13" xlink:type="simple">Delete</text:a> </text:p>
          </table:table-cell>
          <table:table-cell office:value-type="string" calcext:value-type="string">
            <text:p>to011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a população com ¼ do salário mínimo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4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46" xlink:type="simple">Delete</text:a> </text:p>
          </table:table-cell>
          <table:table-cell office:value-type="string" calcext:value-type="string">
            <text:p>to0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amostras com presença de coliforme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as amostras coletas com presença de co...</text:p>
          </table:table-cell>
          <table:table-cell office:value-type="string" calcext:value-type="string">
            <text:p>Numerador: número de amostras com presença de col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Quanto maior a presença de coliformes na água, m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4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47" xlink:type="simple">Delete</text:a> </text:p>
          </table:table-cell>
          <table:table-cell office:value-type="string" calcext:value-type="string">
            <text:p>to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amostras de cloro fora do padrã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as amostras coletas que apresentaram n...</text:p>
          </table:table-cell>
          <table:table-cell office:value-type="string" calcext:value-type="string">
            <text:p>Numerador: número de amostras com cloro residual 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Mostra a frequência de valores extremos (abaixo o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Baixos valores de cloro na água pode representar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3" xlink:type="simple">Delete</text:a> </text:p>
          </table:table-cell>
          <table:table-cell office:value-type="string" calcext:value-type="string">
            <text:p>to010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15 a 24 an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4" xlink:type="simple">Delete</text:a> </text:p>
          </table:table-cell>
          <table:table-cell office:value-type="string" calcext:value-type="string">
            <text:p>to010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25 a 39 an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5" xlink:type="simple">Delete</text:a> </text:p>
          </table:table-cell>
          <table:table-cell office:value-type="string" calcext:value-type="string">
            <text:p>to010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40 a 59 an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6" xlink:type="simple">Delete</text:a> </text:p>
          </table:table-cell>
          <table:table-cell office:value-type="string" calcext:value-type="string">
            <text:p>to010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60 a 69 an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7" xlink:type="simple">Delete</text:a> </text:p>
          </table:table-cell>
          <table:table-cell office:value-type="string" calcext:value-type="string">
            <text:p>to0107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70 a 79 an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0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08" xlink:type="simple">Delete</text:a> </text:p>
          </table:table-cell>
          <table:table-cell office:value-type="string" calcext:value-type="string">
            <text:p>to0108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analfabetismo de 80 anos ou mai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2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21" xlink:type="simple">Delete</text:a> </text:p>
          </table:table-cell>
          <table:table-cell office:value-type="string" calcext:value-type="string">
            <text:p>to012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e município com outros tipos de ligaç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1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18" xlink:type="simple">Delete</text:a> </text:p>
          </table:table-cell>
          <table:table-cell office:value-type="string" calcext:value-type="string">
            <text:p>to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centual de população urban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em áreas urbana...</text:p>
          </table:table-cell>
          <table:table-cell office:value-type="string" calcext:value-type="string">
            <text:p>Numerador: População urbana residente. Denominad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a04.htm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roporção da população total que reside ...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5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51" xlink:type="simple">Delete</text:a> </text:p>
          </table:table-cell>
          <table:table-cell office:value-type="string" calcext:value-type="string">
            <text:p>to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percentual de SAA com simples cloração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Sistemas de abastecimento de água somente com cl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4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44" xlink:type="simple">Delete</text:a> </text:p>
          </table:table-cell>
          <table:table-cell office:value-type="string" calcext:value-type="string">
            <text:p>to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percentual de SAA sem fluoretação - <text:s/>d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os pactos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Sistemas de abastecimento de água sem fluoretaçã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5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50" xlink:type="simple">Delete</text:a> </text:p>
          </table:table-cell>
          <table:table-cell office:value-type="string" calcext:value-type="string">
            <text:p>to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número de sistemas de abastecimento de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A ausência de tratamento da água distribuída à p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9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90" xlink:type="simple">Delete</text:a> </text:p>
          </table:table-cell>
          <table:table-cell office:value-type="string" calcext:value-type="string">
            <text:p>to0090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9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99" xlink:type="simple">Delete</text:a> </text:p>
          </table:table-cell>
          <table:table-cell office:value-type="string" calcext:value-type="string">
            <text:p>to0099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09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091" xlink:type="simple">Delete</text:a> </text:p>
          </table:table-cell>
          <table:table-cell office:value-type="string" calcext:value-type="string">
            <text:p>to009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2&amp;server=psql.icict.fiocruz.br%3A5432%3Aallow&amp;database=observatorio_restore&amp;schema=public&amp;table=tb_dic&amp;subject=table&amp;sortkey=3&amp;sortdir=asc&amp;key%5Bcod%5D=to014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2&amp;server=psql.icict.fiocruz.br%3A5432%3Aallow&amp;database=observatorio_restore&amp;schema=public&amp;table=tb_dic&amp;subject=table&amp;sortkey=3&amp;sortdir=asc&amp;key%5Bcod%5D=to0142" xlink:type="simple">Delete</text:a> </text:p>
          </table:table-cell>
          <table:table-cell office:value-type="string" calcext:value-type="string">
            <text:p>to014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ercentual do município com bolsa família 2010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8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8" xlink:type="simple">Delete</text:a> </text:p>
          </table:table-cell>
          <table:table-cell table:style-name="ce2" office:value-type="string" calcext:value-type="string">
            <text:p>to0098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itação po poço em 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4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4" xlink:type="simple">Delete</text:a> </text:p>
          </table:table-cell>
          <table:table-cell table:style-name="ce2" office:value-type="string" calcext:value-type="string">
            <text:p>to0094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tação de água por 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5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5" xlink:type="simple">Delete</text:a> </text:p>
          </table:table-cell>
          <table:table-cell table:style-name="ce2" office:value-type="string" calcext:value-type="string">
            <text:p>to0095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tação de água por 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7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7" xlink:type="simple">Delete</text:a> </text:p>
          </table:table-cell>
          <table:table-cell table:style-name="ce2" office:value-type="string" calcext:value-type="string">
            <text:p>to0097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tação por poço for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2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2" xlink:type="simple">Delete</text:a> </text:p>
          </table:table-cell>
          <table:table-cell table:style-name="ce2" office:value-type="string" calcext:value-type="string">
            <text:p>to0092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tação via água da 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93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93" xlink:type="simple">Delete</text:a> </text:p>
          </table:table-cell>
          <table:table-cell table:style-name="ce2" office:value-type="string" calcext:value-type="string">
            <text:p>to0093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aptação via carro pi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4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4" xlink:type="simple">Delete</text:a> </text:p>
          </table:table-cell>
          <table:table-cell table:style-name="ce2" office:value-type="string" calcext:value-type="string">
            <text:p>to0134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oleta por caçamba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3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3" xlink:type="simple">Delete</text:a> </text:p>
          </table:table-cell>
          <table:table-cell table:style-name="ce2" office:value-type="string" calcext:value-type="string">
            <text:p>to0133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coleta por serviços d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5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5" xlink:type="simple">Delete</text:a> </text:p>
          </table:table-cell>
          <table:table-cell table:style-name="ce2" office:value-type="string" calcext:value-type="string">
            <text:p>to0135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destino do lixo a inc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6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6" xlink:type="simple">Delete</text:a> </text:p>
          </table:table-cell>
          <table:table-cell table:style-name="ce2" office:value-type="string" calcext:value-type="string">
            <text:p>to0136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destino do lixo enter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16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16" xlink:type="simple">Delete</text:a> </text:p>
          </table:table-cell>
          <table:table-cell table:style-name="ce2" office:value-type="string" calcext:value-type="string">
            <text:p>to0116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ligação pela rede ger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17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17" xlink:type="simple">Delete</text:a> </text:p>
          </table:table-cell>
          <table:table-cell table:style-name="ce2" office:value-type="string" calcext:value-type="string">
            <text:p>to0117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ligação via fossa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18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18" xlink:type="simple">Delete</text:a> </text:p>
          </table:table-cell>
          <table:table-cell table:style-name="ce2" office:value-type="string" calcext:value-type="string">
            <text:p>to0118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ligação via fossa rud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6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20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20" xlink:type="simple">Delete</text:a> </text:p>
          </table:table-cell>
          <table:table-cell table:style-name="ce2" office:value-type="string" calcext:value-type="string">
            <text:p>to0120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ligação via rio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19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19" xlink:type="simple">Delete</text:a> </text:p>
          </table:table-cell>
          <table:table-cell table:style-name="ce2" office:value-type="string" calcext:value-type="string">
            <text:p>to0119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com ligação via vala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40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40" xlink:type="simple">Delete</text:a> </text:p>
          </table:table-cell>
          <table:table-cell table:style-name="ce2" office:value-type="string" calcext:value-type="string">
            <text:p>to0140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de pessoas com deficienci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41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41" xlink:type="simple">Delete</text:a> </text:p>
          </table:table-cell>
          <table:table-cell table:style-name="ce2" office:value-type="string" calcext:value-type="string">
            <text:p>to0141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de pessoas idosas com bol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9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9" xlink:type="simple">Delete</text:a> </text:p>
          </table:table-cell>
          <table:table-cell table:style-name="ce2" office:value-type="string" calcext:value-type="string">
            <text:p>to0139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que descartou de outras m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8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8" xlink:type="simple">Delete</text:a> </text:p>
          </table:table-cell>
          <table:table-cell table:style-name="ce2" office:value-type="string" calcext:value-type="string">
            <text:p>to0138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que descartou o lixo em l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4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37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37" xlink:type="simple">Delete</text:a> </text:p>
          </table:table-cell>
          <table:table-cell table:style-name="ce2" office:value-type="string" calcext:value-type="string">
            <text:p>to0137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que descartou o lixo em t...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6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22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22" xlink:type="simple">Delete</text:a> </text:p>
          </table:table-cell>
          <table:table-cell table:style-name="ce2" office:value-type="string" calcext:value-type="string">
            <text:p>to0122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ercentual do município sem esgoto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2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115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115" xlink:type="simple">Delete</text:a> </text:p>
          </table:table-cell>
          <table:table-cell table:style-name="ce2" office:value-type="string" calcext:value-type="string">
            <text:p>to0115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string" calcext:value-type="string">
            <text:p>PIB per capita 2012</text:p>
          </table:table-cell>
          <table:table-cell table:number-columns-repeated="9" table:style-name="ce4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4" office:value-type="string" calcext:value-type="string">
            <text:p>NULL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41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41" xlink:type="simple">Delete</text:a> </text:p>
          </table:table-cell>
          <table:table-cell table:style-name="ce2" office:value-type="string" calcext:value-type="string">
            <text:p>to00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pulação de área rural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residentes ...</text:p>
          </table:table-cell>
          <table:table-cell office:value-type="string" calcext:value-type="string">
            <text:p>Numerador: total de população residente em área r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Áreas rurais possuem em geral piores condições d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2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20" xlink:type="simple">Delete</text:a> </text:p>
          </table:table-cell>
          <table:table-cell office:value-type="string" calcext:value-type="string">
            <text:p>to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População urbana e rural - <text:s/>estado - <text:s/>município</text:p>
          </table:table-cell>
          <table:table-cell office:value-type="string" calcext:value-type="string">
            <text:p>Número total de pessoas residentes em determinado...</text:p>
          </table:table-cell>
          <table:table-cell office:value-type="string" calcext:value-type="string">
            <text:p>Utilização direta da base de dados, expressando-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 com estimativas anuais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a magnitude do contingente demográfic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8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88" xlink:type="simple">Delete</text:a> </text:p>
          </table:table-cell>
          <table:table-cell office:value-type="string" calcext:value-type="string">
            <text:p>to0088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8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87" xlink:type="simple">Delete</text:a> </text:p>
          </table:table-cell>
          <table:table-cell office:value-type="string" calcext:value-type="string">
            <text:p>to0087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8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86" xlink:type="simple">Delete</text:a> </text:p>
          </table:table-cell>
          <table:table-cell office:value-type="string" calcext:value-type="string">
            <text:p>to008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8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85" xlink:type="simple">Delete</text:a> </text:p>
          </table:table-cell>
          <table:table-cell office:value-type="string" calcext:value-type="string">
            <text:p>to008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6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69" xlink:type="simple">Delete</text:a> </text:p>
          </table:table-cell>
          <table:table-cell office:value-type="string" calcext:value-type="string">
            <text:p>to0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ipitação (grade)</text:p>
          </table:table-cell>
          <table:table-cell office:value-type="string" calcext:value-type="string">
            <text:p>grade de 15 km graus - <text:s/>município</text:p>
          </table:table-cell>
          <table:table-cell office:value-type="string" calcext:value-type="string">
            <text:p>Quantidade de chuva que atinge em uma determinada...</text:p>
          </table:table-cell>
          <table:table-cell office:value-type="string" calcext:value-type="string">
            <text:p>Reanálise de dados meteorológicos realizada com m...</text:p>
          </table:table-cell>
          <table:table-cell office:value-type="string" calcext:value-type="string">
            <text:p>ETA15 - CPTEC/INPE</text:p>
          </table:table-cell>
          <table:table-cell office:value-type="string" calcext:value-type="string">
            <text:p>ftp://ftp1.cptec.inpe.br/modelos/io/tempo/regiona...</text:p>
          </table:table-cell>
          <table:table-cell office:value-type="string" calcext:value-type="string">
            <text:p>Série recente de dados. Estimativas com margem de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2009</text:p>
          </table:table-cell>
          <table:table-cell office:value-type="string" calcext:value-type="string">
            <text:p>Indica o volume pluviométrico por um determinado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3&amp;server=psql.icict.fiocruz.br%3A5432%3Aallow&amp;database=observatorio_restore&amp;schema=public&amp;table=tb_dic&amp;subject=table&amp;sortkey=3&amp;sortdir=asc&amp;key%5Bcod%5D=to00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3&amp;server=psql.icict.fiocruz.br%3A5432%3Aallow&amp;database=observatorio_restore&amp;schema=public&amp;table=tb_dic&amp;subject=table&amp;sortkey=3&amp;sortdir=asc&amp;key%5Bcod%5D=to0001" xlink:type="simple">Delete</text:a> </text:p>
          </table:table-cell>
          <table:table-cell office:value-type="string" calcext:value-type="string">
            <text:p>to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ipitação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Quantidade de chuva que atinge um determinado pon...</text:p>
          </table:table-cell>
          <table:table-cell office:value-type="string" calcext:value-type="string">
            <text:p>Medição por pluviômetro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o volume pluviométrico por um determinado ...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2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2" xlink:type="simple">Delete</text:a> </text:p>
          </table:table-cell>
          <table:table-cell table:style-name="ce2" office:value-type="string" calcext:value-type="string">
            <text:p>to00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esença de atividades de garimp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atividades de garimpo em determinado es...</text:p>
          </table:table-cell>
          <table:table-cell office:value-type="string" calcext:value-type="string">
            <text:p>Contagem do número de áreas de garimpo num determ...</text:p>
          </table:table-cell>
          <table:table-cell office:value-type="string" calcext:value-type="string">
            <text:p><text:s/>CPRM</text:p>
          </table:table-cell>
          <table:table-cell office:value-type="string" calcext:value-type="string">
            <text:p>http://www.gismaps.com.br/recnatur/recnatur.htm</text:p>
          </table:table-cell>
          <table:table-cell office:value-type="string" calcext:value-type="string">
            <text:p>Dificuldades de atualização de dados.</text:p>
          </table:table-cell>
          <table:table-cell office:value-type="string" calcext:value-type="string">
            <text:p>anual</text:p>
          </table:table-cell>
          <table:table-cell table:style-name="ce6" office:value-type="string" calcext:value-type="string">
            <text:p>2001 e 2005</text:p>
          </table:table-cell>
          <table:table-cell office:value-type="string" calcext:value-type="string">
            <text:p>Indica a presença ou ausência de áreas de garimp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3" xlink:type="simple">Delete</text:a> </text:p>
          </table:table-cell>
          <table:table-cell office:value-type="string" calcext:value-type="string">
            <text:p>to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ça de focos de queim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Representa a ocorrência de fogo na vegetação. Con...</text:p>
          </table:table-cell>
          <table:table-cell office:value-type="string" calcext:value-type="string">
            <text:p>Número de focos de calor (queimada) num determina...</text:p>
          </table:table-cell>
          <table:table-cell office:value-type="string" calcext:value-type="string">
            <text:p>INPE - Instituto Nacional de Pesquisas Espaciais. </text:p>
          </table:table-cell>
          <table:table-cell office:value-type="string" calcext:value-type="string">
            <text:p>http://www.dpi.inpe.br/proarco/bdqueimadas/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1992</text:p>
          </table:table-cell>
          <table:table-cell office:value-type="string" calcext:value-type="string">
            <text:p>Indica a presença de focos de incêndio na região.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04" xlink:type="simple">Delete</text:a> </text:p>
          </table:table-cell>
          <table:table-cell office:value-type="string" calcext:value-type="string">
            <text:p>to0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são atmosféric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Pressão exercida pela atmosfera sobre qualquer su...</text:p>
          </table:table-cell>
          <table:table-cell office:value-type="string" calcext:value-type="string">
            <text:p>Medição em estações meteorológicas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pressão atmosférica numa d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ve04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ve0401" xlink:type="simple">Delete</text:a> </text:p>
          </table:table-cell>
          <table:table-cell office:value-type="string" calcext:value-type="string">
            <text:p>ve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anual de casos de LTA da forma cutâne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com leishmanios...</text:p>
          </table:table-cell>
          <table:table-cell office:value-type="string" calcext:value-type="string">
            <text:p>Numerador: Número de casos de LTA da forma cutâne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ve04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ve0402" xlink:type="simple">Delete</text:a> </text:p>
          </table:table-cell>
          <table:table-cell office:value-type="string" calcext:value-type="string">
            <text:p>ve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anual de casos de LTA da forma mucos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com leishmanios...</text:p>
          </table:table-cell>
          <table:table-cell office:value-type="string" calcext:value-type="string">
            <text:p>Numerador: Número de casos de LTA na forma mucosa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4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42" xlink:type="simple">Delete</text:a> </text:p>
          </table:table-cell>
          <table:table-cell office:value-type="string" calcext:value-type="string">
            <text:p>to0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a população residente em áreas de fave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população residente em área d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Concentração de população residindo em área que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5" xlink:type="simple">Delete</text:a> </text:p>
          </table:table-cell>
          <table:table-cell office:value-type="string" calcext:value-type="string">
            <text:p>to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áreas inundávei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e áreas sujeitas a inu...</text:p>
          </table:table-cell>
          <table:table-cell office:value-type="string" calcext:value-type="string">
            <text:p>Numerador: Área (em km2) sujeita a inundação. Den...</text:p>
          </table:table-cell>
          <table:table-cell office:value-type="string" calcext:value-type="string">
            <text:p>Secretaria de planejamento das prefeitura ou Cens...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dificuldade de aquisição dos dados com as prefeit...</text:p>
          </table:table-cell>
          <table:table-cell office:value-type="string" calcext:value-type="string">
            <text:p>não sistemátic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Áreas baixas e alagadiças facilitam a contaminaçã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6" xlink:type="simple">Delete</text:a> </text:p>
          </table:table-cell>
          <table:table-cell office:value-type="string" calcext:value-type="string">
            <text:p>to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arborização no entorn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2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25" xlink:type="simple">Delete</text:a> </text:p>
          </table:table-cell>
          <table:table-cell office:value-type="string" calcext:value-type="string">
            <text:p>to0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domicílios com banheir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domicílios com pelo menos um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condições de higiene inadequadas para as...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8" xlink:type="simple">Delete</text:a> </text:p>
          </table:table-cell>
          <table:table-cell office:value-type="string" calcext:value-type="string">
            <text:p>to0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lixo acumulado em log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9" xlink:type="simple">Delete</text:a> </text:p>
          </table:table-cell>
          <table:table-cell office:value-type="string" calcext:value-type="string">
            <text:p>to0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logradouros paviment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5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57" xlink:type="simple">Delete</text:a> </text:p>
          </table:table-cell>
          <table:table-cell office:value-type="string" calcext:value-type="string">
            <text:p>to0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valas de esgoto no en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1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12" xlink:type="simple">Delete</text:a> </text:p>
          </table:table-cell>
          <table:table-cell office:value-type="string" calcext:value-type="string">
            <text:p>ee0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gestantes ating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ulheres em qualquer período da gestação que sofr...</text:p>
          </table:table-cell>
          <table:table-cell office:value-type="string" calcext:value-type="string">
            <text:p>Numerador: Número de mulheres de qualquer idade,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Mulheres de qualquer idade, em qualquer período d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2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28" xlink:type="simple">Delete</text:a> </text:p>
          </table:table-cell>
          <table:table-cell office:value-type="string" calcext:value-type="string">
            <text:p>to0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homens residentes com mais de 15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do sexo mas...</text:p>
          </table:table-cell>
          <table:table-cell office:value-type="string" calcext:value-type="string">
            <text:p>Numerador: total de população com mais de 15 ano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2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29" xlink:type="simple">Delete</text:a> </text:p>
          </table:table-cell>
          <table:table-cell office:value-type="string" calcext:value-type="string">
            <text:p>to0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menores de 5 anos de idade na popul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com menos de cinco anos de ...</text:p>
          </table:table-cell>
          <table:table-cell office:value-type="string" calcext:value-type="string">
            <text:p>Numerador: número de crianças residentes menores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matriz.h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0" xlink:type="simple">Delete</text:a> </text:p>
          </table:table-cell>
          <table:table-cell office:value-type="string" calcext:value-type="string">
            <text:p>to0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acima de 60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com 60 e mais anos de idade...</text:p>
          </table:table-cell>
          <table:table-cell office:value-type="string" calcext:value-type="string">
            <text:p>Numerador: Número de pessoas residentes de 60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matriz.h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e idosos na popul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4" xlink:type="simple">Delete</text:a> </text:p>
          </table:table-cell>
          <table:table-cell office:value-type="string" calcext:value-type="string">
            <text:p>ee0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afet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pessoas vitimadas, de alguma forma, em c...</text:p>
          </table:table-cell>
          <table:table-cell office:value-type="string" calcext:value-type="string">
            <text:p>Numerador: Número de pessoas vitimadas, de alguma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umero total de pessoas vitimadas, de 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1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10" xlink:type="simple">Delete</text:a> </text:p>
          </table:table-cell>
          <table:table-cell office:value-type="string" calcext:value-type="string">
            <text:p>ee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brig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desalojadas que necessitaram de abrigo te...</text:p>
          </table:table-cell>
          <table:table-cell office:value-type="string" calcext:value-type="string">
            <text:p>Numerador: Número de pessoas desalojadas que nece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desalojadas que nece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1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11" xlink:type="simple">Delete</text:a> </text:p>
          </table:table-cell>
          <table:table-cell office:value-type="string" calcext:value-type="string">
            <text:p>ee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loj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cujas habitações foram danificadas ou des...</text:p>
          </table:table-cell>
          <table:table-cell office:value-type="string" calcext:value-type="string">
            <text:p>Numerador: Número de pessoas cujas habitações for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Pessoas cujas habitações foram danificadas ou des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8" xlink:type="simple">Delete</text:a> </text:p>
          </table:table-cell>
          <table:table-cell office:value-type="string" calcext:value-type="string">
            <text:p>ee0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parec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não localizadas ou de destino desconhecid...</text:p>
          </table:table-cell>
          <table:table-cell office:value-type="string" calcext:value-type="string">
            <text:p>Numerador: Número de pessoas não localizadas ou d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<text:s/>não localizadas ou 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9" xlink:type="simple">Delete</text:a> </text:p>
          </table:table-cell>
          <table:table-cell office:value-type="string" calcext:value-type="string">
            <text:p>ee0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loc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que migraram da área afetada pelo desastr...</text:p>
          </table:table-cell>
          <table:table-cell office:value-type="string" calcext:value-type="string">
            <text:p>Numerador: Número de pessoas que migram da área a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que migram da área a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7" xlink:type="simple">Delete</text:a> </text:p>
          </table:table-cell>
          <table:table-cell office:value-type="string" calcext:value-type="string">
            <text:p>ee0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enferm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doentes em consequência do desastre.</text:p>
          </table:table-cell>
          <table:table-cell office:value-type="string" calcext:value-type="string">
            <text:p>Numerador: Número de pessoas doentes, em consequê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doentes, em consequê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1" xlink:type="simple">Delete</text:a> </text:p>
          </table:table-cell>
          <table:table-cell office:value-type="string" calcext:value-type="string">
            <text:p>to0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15-18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quinze e dezoito anos...</text:p>
          </table:table-cell>
          <table:table-cell office:value-type="string" calcext:value-type="string">
            <text:p>Numerador: número de pessoas residentes entre qui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2" xlink:type="simple">Delete</text:a> </text:p>
          </table:table-cell>
          <table:table-cell office:value-type="string" calcext:value-type="string">
            <text:p>to0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18-60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dezoito e sessenta an...</text:p>
          </table:table-cell>
          <table:table-cell office:value-type="string" calcext:value-type="string">
            <text:p>Numerador: número de pessoas entre dezoito e ses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3" xlink:type="simple">Delete</text:a> </text:p>
          </table:table-cell>
          <table:table-cell office:value-type="string" calcext:value-type="string">
            <text:p>to0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5-14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cinco e catorze anos ...</text:p>
          </table:table-cell>
          <table:table-cell office:value-type="string" calcext:value-type="string">
            <text:p>Numerador: número de crianças residentes entre ci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5" xlink:type="simple">Delete</text:a> </text:p>
          </table:table-cell>
          <table:table-cell office:value-type="string" calcext:value-type="string">
            <text:p>ee0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gravemente fer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feridas no desastre que necessitaram de h...</text:p>
          </table:table-cell>
          <table:table-cell office:value-type="string" calcext:value-type="string">
            <text:p>Numerador: Número de pessoas feridas no desastre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umero de pessoas feridas no desastre 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ee010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ee0106" xlink:type="simple">Delete</text:a> </text:p>
          </table:table-cell>
          <table:table-cell office:value-type="string" calcext:value-type="string">
            <text:p>ee0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levemente fer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feridas no desastre que não necessitaram ...</text:p>
          </table:table-cell>
          <table:table-cell office:value-type="string" calcext:value-type="string">
            <text:p>Numerador: Número de pessoas feridas no desastre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feridas no desastre 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4" xlink:type="simple">Delete</text:a> </text:p>
          </table:table-cell>
          <table:table-cell office:value-type="string" calcext:value-type="string">
            <text:p>to0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opulações con?nadas (presídios, asi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que se enco...</text:p>
          </table:table-cell>
          <table:table-cell office:value-type="string" calcext:value-type="string">
            <text:p>Numerador: total de população residente em área e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Populações que pela sua proximidade e condições g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6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60" xlink:type="simple">Delete</text:a> </text:p>
          </table:table-cell>
          <table:table-cell office:value-type="string" calcext:value-type="string">
            <text:p>to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produção agrícola do tipo alagável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 produção agrícola do...</text:p>
          </table:table-cell>
          <table:table-cell office:value-type="string" calcext:value-type="string">
            <text:p>Numerador: produção agrícola do tipo alagável - <text:s/>...</text:p>
          </table:table-cell>
          <table:table-cell office:value-type="string" calcext:value-type="string">
            <text:p>SIDRA IBGE</text:p>
          </table:table-cell>
          <table:table-cell office:value-type="string" calcext:value-type="string">
            <text:p>http://www.sidra.ibge.gov.br/bda/tabela/listabl.a...</text:p>
          </table:table-cell>
          <table:table-cell office:value-type="string" calcext:value-type="string">
            <text:p>Eventuais falhas de cobertura na coleta direta de...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Indica atividades agrícolas em áreas alagáveis e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4&amp;server=psql.icict.fiocruz.br%3A5432%3Aallow&amp;database=observatorio_restore&amp;schema=public&amp;table=tb_dic&amp;subject=table&amp;sortkey=3&amp;sortdir=asc&amp;key%5Bcod%5D=to003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4&amp;server=psql.icict.fiocruz.br%3A5432%3Aallow&amp;database=observatorio_restore&amp;schema=public&amp;table=tb_dic&amp;subject=table&amp;sortkey=3&amp;sortdir=asc&amp;key%5Bcod%5D=to0035" xlink:type="simple">Delete</text:a> </text:p>
          </table:table-cell>
          <table:table-cell office:value-type="string" calcext:value-type="string">
            <text:p>to0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responsáveis pelo domicílio com pelo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responsáveis pelo d...</text:p>
          </table:table-cell>
          <table:table-cell office:value-type="string" calcext:value-type="string">
            <text:p>Numerador: total de responsáveis com ensino médi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O maior nível de instrução pode atuar como fator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36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36" xlink:type="simple">Delete</text:a> </text:p>
          </table:table-cell>
          <table:table-cell table:style-name="ce2" office:value-type="string" calcext:value-type="string">
            <text:p>to00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oporção de responsáveis pelo domicílio que ganh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responsáveis com salário infe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O baixo rendimento salarial pode impedir a manut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0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00" xlink:type="simple">Delete</text:a> </text:p>
          </table:table-cell>
          <table:table-cell office:value-type="string" calcext:value-type="string">
            <text:p>to0000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Quantidade de dias no mês que a concentração de m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ee012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ee0125" xlink:type="simple">Delete</text:a> </text:p>
          </table:table-cell>
          <table:table-cell office:value-type="string" calcext:value-type="string">
            <text:p>ee012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Rastejo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11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112" xlink:type="simple">Delete</text:a> </text:p>
          </table:table-cell>
          <table:table-cell office:value-type="string" calcext:value-type="string">
            <text:p>to011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Razão de renda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3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37" xlink:type="simple">Delete</text:a> </text:p>
          </table:table-cell>
          <table:table-cell office:value-type="string" calcext:value-type="string">
            <text:p>to0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ão de sex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homens para cada grupo de 100 mulheres,...</text:p>
          </table:table-cell>
          <table:table-cell office:value-type="string" calcext:value-type="string">
            <text:p>Numerador: Número de residentes do sexo masculin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a relação quantitativa entre os sexos. 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3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38" xlink:type="simple">Delete</text:a> </text:p>
          </table:table-cell>
          <table:table-cell office:value-type="string" calcext:value-type="string">
            <text:p>to0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da familiar per capita méd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édia da renda familiar per capita de todos os in...</text:p>
          </table:table-cell>
          <table:table-cell office:value-type="string" calcext:value-type="string">
            <text:p>Numerador: <text:s/>Soma dos rendimentos mensais dos mora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deftohtm.exe?ibg...</text:p>
          </table:table-cell>
          <table:table-cell office:value-type="string" calcext:value-type="string">
            <text:p>As informações são baseadas em uma semana de cole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apacidade de aquisição de bens e serviço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11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111" xlink:type="simple">Delete</text:a> </text:p>
          </table:table-cell>
          <table:table-cell office:value-type="string" calcext:value-type="string">
            <text:p>to011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Renda per capita total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ee012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ee0126" xlink:type="simple">Delete</text:a> </text:p>
          </table:table-cell>
          <table:table-cell office:value-type="string" calcext:value-type="string">
            <text:p>ee012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Seca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3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39" xlink:type="simple">Delete</text:a> </text:p>
          </table:table-cell>
          <table:table-cell office:value-type="string" calcext:value-type="string">
            <text:p>to0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a de analfabetism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de 15 ou mais anos de idade...</text:p>
          </table:table-cell>
          <table:table-cell office:value-type="string" calcext:value-type="string">
            <text:p>Numerador: Número de pessoas residentes de 15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deftohtm.exe?ibg...</text:p>
          </table:table-cell>
          <table:table-cell office:value-type="string" calcext:value-type="string">
            <text:p>A Pesquisa Nacional por Amostra de Domicílios, um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o grau de analfabetismo da população. O anal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11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110" xlink:type="simple">Delete</text:a> </text:p>
          </table:table-cell>
          <table:table-cell office:value-type="string" calcext:value-type="string">
            <text:p>to0110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desemprego total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to006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to0062" xlink:type="simple">Delete</text:a> </text:p>
          </table:table-cell>
          <table:table-cell office:value-type="string" calcext:value-type="string">
            <text:p>to0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a de desmatamento</text:p>
          </table:table-cell>
          <table:table-cell office:value-type="string" calcext:value-type="string">
            <text:p>estado - <text:s/>município - <text:s/>unidade da conservação</text:p>
          </table:table-cell>
          <table:table-cell office:value-type="string" calcext:value-type="string">
            <text:p>Percentual de áreas desmatadas em determinado esp...</text:p>
          </table:table-cell>
          <table:table-cell office:value-type="string" calcext:value-type="string">
            <text:p>Numerador: Área desmatada (km2) em um ano. Denomi...</text:p>
          </table:table-cell>
          <table:table-cell office:value-type="string" calcext:value-type="string">
            <text:p>Instituto Nacional de Pesquisas Espaciais. Banco ...</text:p>
          </table:table-cell>
          <table:table-cell office:value-type="string" calcext:value-type="string">
            <text:p>http://www.obt.inpe.br/prodes/index.php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8</text:p>
          </table:table-cell>
          <table:table-cell office:value-type="string" calcext:value-type="string">
            <text:p>Áreas sujeitas a desmatamento apresentam maior ri...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1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102" xlink:type="simple">Delete</text:a> </text:p>
          </table:table-cell>
          <table:table-cell office:value-type="string" calcext:value-type="string">
            <text:p>ve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casos agudos por Doença de 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agudos de Doença de Chagas na popu...</text:p>
          </table:table-cell>
          <table:table-cell office:value-type="string" calcext:value-type="string">
            <text:p>Numerador: Número de casos de Doença de Chagas ag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de doença de c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6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602" xlink:type="simple">Delete</text:a> </text:p>
          </table:table-cell>
          <table:table-cell office:value-type="string" calcext:value-type="string">
            <text:p>ve0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cidência de chikungunya por 100.000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g01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g0101" xlink:type="simple">Delete</text:a> </text:p>
          </table:table-cell>
          <table:table-cell office:value-type="string" calcext:value-type="string">
            <text:p>ag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cólera distribuído pela populaç...</text:p>
          </table:table-cell>
          <table:table-cell office:value-type="string" calcext:value-type="string">
            <text:p>Numerador: Número de casos de cólera. Denominador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risco de epidemia de cólera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2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201" xlink:type="simple">Delete</text:a> </text:p>
          </table:table-cell>
          <table:table-cell office:value-type="string" calcext:value-type="string">
            <text:p>ve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dengue clássic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<text:s/>dengue na população residente ...</text:p>
          </table:table-cell>
          <table:table-cell office:value-type="string" calcext:value-type="string">
            <text:p>Numerador: Número de casos de dengue clássico con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confirmados d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g02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g0201" xlink:type="simple">Delete</text:a> </text:p>
          </table:table-cell>
          <table:table-cell office:value-type="string" calcext:value-type="string">
            <text:p>ag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confirmados de esquistossomose dis...</text:p>
          </table:table-cell>
          <table:table-cell office:value-type="string" calcext:value-type="string">
            <text:p>Numerador: Número de casos de esquistossomose. De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g03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g0301" xlink:type="simple">Delete</text:a> </text:p>
          </table:table-cell>
          <table:table-cell office:value-type="string" calcext:value-type="string">
            <text:p>ag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hepatite A distribuído pela pop...</text:p>
          </table:table-cell>
          <table:table-cell office:value-type="string" calcext:value-type="string">
            <text:p>Numerador: Número de casos de hepatite A. Denomin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4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403" xlink:type="simple">Delete</text:a> </text:p>
          </table:table-cell>
          <table:table-cell office:value-type="string" calcext:value-type="string">
            <text:p>ve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ishmaniose tegumentar ame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ishmaniose tegumentar, na pop...</text:p>
          </table:table-cell>
          <table:table-cell office:value-type="string" calcext:value-type="string">
            <text:p>Numerados: Número de casos de leishmaniose (todas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5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502" xlink:type="simple">Delete</text:a> </text:p>
          </table:table-cell>
          <table:table-cell office:value-type="string" calcext:value-type="string">
            <text:p>ve0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ishmaniose visceral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ishmaniose visceral, na popul...</text:p>
          </table:table-cell>
          <table:table-cell office:value-type="string" calcext:value-type="string">
            <text:p>Numerador: Número de casos de LV. Denominador: Po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visc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g04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g0401" xlink:type="simple">Delete</text:a> </text:p>
          </table:table-cell>
          <table:table-cell office:value-type="string" calcext:value-type="string">
            <text:p>ag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ptospirose distribuído pela p...</text:p>
          </table:table-cell>
          <table:table-cell office:value-type="string" calcext:value-type="string">
            <text:p>Numerador: Número de casos de leptospirose. Denom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3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303" xlink:type="simple">Delete</text:a> </text:p>
          </table:table-cell>
          <table:table-cell office:value-type="string" calcext:value-type="string">
            <text:p>ve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fal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a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3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305" xlink:type="simple">Delete</text:a> </text:p>
          </table:table-cell>
          <table:table-cell office:value-type="string" calcext:value-type="string">
            <text:p>ve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fal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a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3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302" xlink:type="simple">Delete</text:a> </text:p>
          </table:table-cell>
          <table:table-cell office:value-type="string" calcext:value-type="string">
            <text:p>ve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vivax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á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30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306" xlink:type="simple">Delete</text:a> </text:p>
          </table:table-cell>
          <table:table-cell office:value-type="string" calcext:value-type="string">
            <text:p>ve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viv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á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7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702" xlink:type="simple">Delete</text:a> </text:p>
          </table:table-cell>
          <table:table-cell office:value-type="string" calcext:value-type="string">
            <text:p>ve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cidência de Zika por 100.000 hab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ve02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ve0202" xlink:type="simple">Delete</text:a> </text:p>
          </table:table-cell>
          <table:table-cell office:value-type="string" calcext:value-type="string">
            <text:p>ve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por febre hemorrágica da dengu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febre hemorrágica da dengue, na...</text:p>
          </table:table-cell>
          <table:table-cell office:value-type="string" calcext:value-type="string">
            <text:p>Numerador: Número de casos <text:s/>de febre hemorrágica 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confirmados d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r08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r0801" xlink:type="simple">Delete</text:a> </text:p>
          </table:table-cell>
          <table:table-cell office:value-type="string" calcext:value-type="string">
            <text:p>ar0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I de doenças inf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r07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r0701" xlink:type="simple">Delete</text:a> </text:p>
          </table:table-cell>
          <table:table-cell office:value-type="string" calcext:value-type="string">
            <text:p>ar0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X de doenças res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r09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r0901" xlink:type="simple">Delete</text:a> </text:p>
          </table:table-cell>
          <table:table-cell office:value-type="string" calcext:value-type="string">
            <text:p>ar0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X de doenças res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5&amp;server=psql.icict.fiocruz.br%3A5432%3Aallow&amp;database=observatorio_restore&amp;schema=public&amp;table=tb_dic&amp;subject=table&amp;sortkey=3&amp;sortdir=asc&amp;key%5Bcod%5D=ar06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5&amp;server=psql.icict.fiocruz.br%3A5432%3Aallow&amp;database=observatorio_restore&amp;schema=public&amp;table=tb_dic&amp;subject=table&amp;sortkey=3&amp;sortdir=asc&amp;key%5Bcod%5D=ar0601" xlink:type="simple">Delete</text:a> </text:p>
          </table:table-cell>
          <table:table-cell office:value-type="string" calcext:value-type="string">
            <text:p>ar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acidente vascular encefáli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internações por acidente vascular encefálic...</text:p>
          </table:table-cell>
          <table:table-cell office:value-type="string" calcext:value-type="string">
            <text:p>Numerador: Número de internações por acidente vas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ee0102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ee0102" xlink:type="simple">Delete</text:a> </text:p>
          </table:table-cell>
          <table:table-cell table:style-name="ce2" office:value-type="string" calcext:value-type="string">
            <text:p>ee0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xa de internação por afogament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quedas durante ...</text:p>
          </table:table-cell>
          <table:table-cell office:value-type="string" calcext:value-type="string">
            <text:p>Numerador: Número de pessoas internadas por afog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quedas durant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1" xlink:type="simple">Delete</text:a> </text:p>
          </table:table-cell>
          <table:table-cell office:value-type="string" calcext:value-type="string">
            <text:p>ar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asm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asma na população reside...</text:p>
          </table:table-cell>
          <table:table-cell office:value-type="string" calcext:value-type="string">
            <text:p>Numerador: Número de internações por asma. Denomi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spectos estratégicos como a distribuição oportu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3" xlink:type="simple">Delete</text:a> </text:p>
          </table:table-cell>
          <table:table-cell office:value-type="string" calcext:value-type="string">
            <text:p>ar010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asma em 1 a 4 anos por 1.0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4" xlink:type="simple">Delete</text:a> </text:p>
          </table:table-cell>
          <table:table-cell office:value-type="string" calcext:value-type="string">
            <text:p>ar010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asma em idosos acima de 65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2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201" xlink:type="simple">Delete</text:a> </text:p>
          </table:table-cell>
          <table:table-cell office:value-type="string" calcext:value-type="string">
            <text:p>ar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bronqui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bronquite <text:s/>na população ...</text:p>
          </table:table-cell>
          <table:table-cell office:value-type="string" calcext:value-type="string">
            <text:p>Numerador: Número de internações por bronquite. 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5" xlink:type="simple">Delete</text:a> </text:p>
          </table:table-cell>
          <table:table-cell office:value-type="string" calcext:value-type="string">
            <text:p>ar010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causas respiratórias de 0 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6" xlink:type="simple">Delete</text:a> </text:p>
          </table:table-cell>
          <table:table-cell office:value-type="string" calcext:value-type="string">
            <text:p>ar0106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causas respiratórias em id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1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102" xlink:type="simple">Delete</text:a> </text:p>
          </table:table-cell>
          <table:table-cell office:value-type="string" calcext:value-type="string">
            <text:p>ag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cólera distribuído pela ...</text:p>
          </table:table-cell>
          <table:table-cell office:value-type="string" calcext:value-type="string">
            <text:p>Numerador: Número de internações por cólera. Deno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Valores altos indicam um número de internações e 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4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401" xlink:type="simple">Delete</text:a> </text:p>
          </table:table-cell>
          <table:table-cell office:value-type="string" calcext:value-type="string">
            <text:p>ar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DPOC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DPOC <text:s/>na população resid...</text:p>
          </table:table-cell>
          <table:table-cell office:value-type="string" calcext:value-type="string">
            <text:p>Numerador: Número de internações por DPOC. Denomi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4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404" xlink:type="simple">Delete</text:a> </text:p>
          </table:table-cell>
          <table:table-cell office:value-type="string" calcext:value-type="string">
            <text:p>ar040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DPOC em idosos acima de 65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2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202" xlink:type="simple">Delete</text:a> </text:p>
          </table:table-cell>
          <table:table-cell office:value-type="string" calcext:value-type="string">
            <text:p>ag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esquistossomose distribu...</text:p>
          </table:table-cell>
          <table:table-cell office:value-type="string" calcext:value-type="string">
            <text:p>Numerador: Número de internações por esquistossom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ee01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ee0101" xlink:type="simple">Delete</text:a> </text:p>
          </table:table-cell>
          <table:table-cell office:value-type="string" calcext:value-type="string">
            <text:p>ee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fratu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traumatismos du...</text:p>
          </table:table-cell>
          <table:table-cell office:value-type="string" calcext:value-type="string">
            <text:p>Numerador: Número de pessoas internadas por traum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traumatismos d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3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302" xlink:type="simple">Delete</text:a> </text:p>
          </table:table-cell>
          <table:table-cell office:value-type="string" calcext:value-type="string">
            <text:p>ag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hepatite A distribuído p...</text:p>
          </table:table-cell>
          <table:table-cell office:value-type="string" calcext:value-type="string">
            <text:p>Numerador: Número de internações por hepatite A. 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5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501" xlink:type="simple">Delete</text:a> </text:p>
          </table:table-cell>
          <table:table-cell office:value-type="string" calcext:value-type="string">
            <text:p>ar0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infarto agudo do miocárdi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<text:s/>infarto agudo do miocár...</text:p>
          </table:table-cell>
          <table:table-cell office:value-type="string" calcext:value-type="string">
            <text:p>Numerador: Número de internações por infarto agu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4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402" xlink:type="simple">Delete</text:a> </text:p>
          </table:table-cell>
          <table:table-cell office:value-type="string" calcext:value-type="string">
            <text:p>ag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leptospirose distribuído...</text:p>
          </table:table-cell>
          <table:table-cell office:value-type="string" calcext:value-type="string">
            <text:p>Numerador: Número de internações por leptospirose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3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301" xlink:type="simple">Delete</text:a> </text:p>
          </table:table-cell>
          <table:table-cell office:value-type="string" calcext:value-type="string">
            <text:p>ar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pneumon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pneumonia na população r...</text:p>
          </table:table-cell>
          <table:table-cell office:value-type="string" calcext:value-type="string">
            <text:p>Numerador: Número de internações por pneumonia. 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2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204" xlink:type="simple">Delete</text:a> </text:p>
          </table:table-cell>
          <table:table-cell office:value-type="string" calcext:value-type="string">
            <text:p>ar020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axa de internação por pneumonia em menores de 5 ...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ee01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ee0103" xlink:type="simple">Delete</text:a> </text:p>
          </table:table-cell>
          <table:table-cell office:value-type="string" calcext:value-type="string">
            <text:p>ee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que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afogamentos dur...</text:p>
          </table:table-cell>
          <table:table-cell office:value-type="string" calcext:value-type="string">
            <text:p>Numerador: Número de pessoas internadas por qued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afogamentos du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ve01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ve0101" xlink:type="simple">Delete</text:a> </text:p>
          </table:table-cell>
          <table:table-cell office:value-type="string" calcext:value-type="string">
            <text:p>ve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tripanossomía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tripanossomíase na popul...</text:p>
          </table:table-cell>
          <table:table-cell office:value-type="string" calcext:value-type="string">
            <text:p>Numerador: Número de internação por tripanossomí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tabnet.datasus.gov.br/cgi/deftohtm.exe?sih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internação de doença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to004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to0040" xlink:type="simple">Delete</text:a> </text:p>
          </table:table-cell>
          <table:table-cell office:value-type="string" calcext:value-type="string">
            <text:p>to0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a de migração</text:p>
          </table:table-cell>
          <table:table-cell office:value-type="string" calcext:value-type="string">
            <text:p>&lt;1 ano - <text:s/>1-2 anos - <text:s/>3-5 anos - <text:s/>6-9 anos</text:p>
          </table:table-cell>
          <table:table-cell office:value-type="string" calcext:value-type="string">
            <text:p>Número de pessoas que mudam de residência num det...</text:p>
          </table:table-cell>
          <table:table-cell office:value-type="string" calcext:value-type="string">
            <text:p>Numerador: Número de residentes há menos de 10 an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Não há informações anteriores a 2010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o fluxo de pessoas que buscam novos locai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7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702" xlink:type="simple">Delete</text:a> </text:p>
          </table:table-cell>
          <table:table-cell office:value-type="string" calcext:value-type="string">
            <text:p>ar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mortalidade pelo capítulo X de doenças re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6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602" xlink:type="simple">Delete</text:a> </text:p>
          </table:table-cell>
          <table:table-cell office:value-type="string" calcext:value-type="string">
            <text:p>ar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acidente vascular encefál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acidente vascular encefálico ...</text:p>
          </table:table-cell>
          <table:table-cell office:value-type="string" calcext:value-type="string">
            <text:p>Numerador: Número de óbitos por acidente vascula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1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102" xlink:type="simple">Delete</text:a> </text:p>
          </table:table-cell>
          <table:table-cell office:value-type="string" calcext:value-type="string">
            <text:p>ar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asm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asma <text:s/>na população residente ...</text:p>
          </table:table-cell>
          <table:table-cell office:value-type="string" calcext:value-type="string">
            <text:p>Numerador: Número de óbitos por asma. Denominado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2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202" xlink:type="simple">Delete</text:a> </text:p>
          </table:table-cell>
          <table:table-cell office:value-type="string" calcext:value-type="string">
            <text:p>ar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bronqui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bronquite <text:s/>na população resid...</text:p>
          </table:table-cell>
          <table:table-cell office:value-type="string" calcext:value-type="string">
            <text:p>Numerador: Número de óbitos por bronquite. Denomi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1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103" xlink:type="simple">Delete</text:a> </text:p>
          </table:table-cell>
          <table:table-cell office:value-type="string" calcext:value-type="string">
            <text:p>ag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cólera distribuído pela popul...</text:p>
          </table:table-cell>
          <table:table-cell office:value-type="string" calcext:value-type="string">
            <text:p>Numerador: Número de óbitos por cólera. Denominad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Valores altos indicam óbitos evitáveis e maior vu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ve02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ve0203" xlink:type="simple">Delete</text:a> </text:p>
          </table:table-cell>
          <table:table-cell office:value-type="string" calcext:value-type="string">
            <text:p>ve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engu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engue, na população resident...</text:p>
          </table:table-cell>
          <table:table-cell office:value-type="string" calcext:value-type="string">
            <text:p>Numerador: Número de óbitos por dengue. Denominad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dengue. Taxas elevada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ve01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ve0103" xlink:type="simple">Delete</text:a> </text:p>
          </table:table-cell>
          <table:table-cell office:value-type="string" calcext:value-type="string">
            <text:p>ve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oença de Chag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oença de Chagas na população...</text:p>
          </table:table-cell>
          <table:table-cell office:value-type="string" calcext:value-type="string">
            <text:p>Numerador: Número de óbitos por tripanossomíase .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doença de chagas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r04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r0402" xlink:type="simple">Delete</text:a> </text:p>
          </table:table-cell>
          <table:table-cell office:value-type="string" calcext:value-type="string">
            <text:p>a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POC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POC na população residente e...</text:p>
          </table:table-cell>
          <table:table-cell office:value-type="string" calcext:value-type="string">
            <text:p>Numerador: Número de óbitos por DPOC. Denominado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2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203" xlink:type="simple">Delete</text:a> </text:p>
          </table:table-cell>
          <table:table-cell office:value-type="string" calcext:value-type="string">
            <text:p>ag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esquistossomose distribuído p...</text:p>
          </table:table-cell>
          <table:table-cell office:value-type="string" calcext:value-type="string">
            <text:p>Numerador: Número de óbitos por esquistossomose.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6&amp;server=psql.icict.fiocruz.br%3A5432%3Aallow&amp;database=observatorio_restore&amp;schema=public&amp;table=tb_dic&amp;subject=table&amp;sortkey=3&amp;sortdir=asc&amp;key%5Bcod%5D=ag03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6&amp;server=psql.icict.fiocruz.br%3A5432%3Aallow&amp;database=observatorio_restore&amp;schema=public&amp;table=tb_dic&amp;subject=table&amp;sortkey=3&amp;sortdir=asc&amp;key%5Bcod%5D=ag0303" xlink:type="simple">Delete</text:a> </text:p>
          </table:table-cell>
          <table:table-cell office:value-type="string" calcext:value-type="string">
            <text:p>ag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hepatite A distribuído pela p...</text:p>
          </table:table-cell>
          <table:table-cell office:value-type="string" calcext:value-type="string">
            <text:p>Numerador: Número de óbitos por hepatite A. Denom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table:style-name="ce2"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ar0502" xlink:type="simple">Edit</text:a> </text:p>
          </table:table-cell>
          <table:table-cell table:style-name="ce2"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ar0502" xlink:type="simple">Delete</text:a> </text:p>
          </table:table-cell>
          <table:table-cell table:style-name="ce2" office:value-type="string" calcext:value-type="string">
            <text:p>ar0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xa de mortalidade por infarto agudo do miocárdi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infarto agudo do miocárdio <text:s/>n...</text:p>
          </table:table-cell>
          <table:table-cell office:value-type="string" calcext:value-type="string">
            <text:p>Numerador: Número de óbitos por infarto agudo do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ve05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ve0501" xlink:type="simple">Delete</text:a> </text:p>
          </table:table-cell>
          <table:table-cell office:value-type="string" calcext:value-type="string">
            <text:p>ve0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leishmaniose visceral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leishmaniose visceral na popu...</text:p>
          </table:table-cell>
          <table:table-cell office:value-type="string" calcext:value-type="string">
            <text:p>Numerador: Número de óbitos por LV. Denominador: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leishmaniose visceral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ag04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ag0403" xlink:type="simple">Delete</text:a> </text:p>
          </table:table-cell>
          <table:table-cell office:value-type="string" calcext:value-type="string">
            <text:p>ag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leptospirose distribuído pela...</text:p>
          </table:table-cell>
          <table:table-cell office:value-type="string" calcext:value-type="string">
            <text:p>Numerador: óbitos por leptospirose. Denominador: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ve030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ve0304" xlink:type="simple">Delete</text:a> </text:p>
          </table:table-cell>
          <table:table-cell office:value-type="string" calcext:value-type="string">
            <text:p>ve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malár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malária, em determinado espaç...</text:p>
          </table:table-cell>
          <table:table-cell office:value-type="string" calcext:value-type="string">
            <text:p>Numerador: Número de óbitos por malária. Denomina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malária. Taxas elevad...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ar03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ar0302" xlink:type="simple">Delete</text:a> </text:p>
          </table:table-cell>
          <table:table-cell office:value-type="string" calcext:value-type="string">
            <text:p>ar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pneumon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pneumonia na população reside...</text:p>
          </table:table-cell>
          <table:table-cell office:value-type="string" calcext:value-type="string">
            <text:p>Numerador: Número de óbitos por pneumonia. Denomi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ee013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ee0132" xlink:type="simple">Delete</text:a> </text:p>
          </table:table-cell>
          <table:table-cell office:value-type="string" calcext:value-type="string">
            <text:p>ee0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suicídio/100.000 hat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suicídio distribuído pela popul...</text:p>
          </table:table-cell>
          <table:table-cell office:value-type="string" calcext:value-type="string">
            <text:p>Numerador: Número de casos de suicídio. Denominad...</text:p>
          </table:table-cell>
          <table:table-cell office:value-type="string" calcext:value-type="string">
            <text:p>SIM/DataSUS processados pela PCDaS</text:p>
          </table:table-cell>
          <table:table-cell office:value-type="string" calcext:value-type="string">
            <text:p>www.datasus.gov.br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1</text:p>
          </table:table-cell>
          <table:table-cell table:style-name="ce5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8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84" xlink:type="simple">Delete</text:a> </text:p>
          </table:table-cell>
          <table:table-cell office:value-type="string" calcext:value-type="string">
            <text:p>to008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da normal climatológica dos meses dez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8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83" xlink:type="simple">Delete</text:a> </text:p>
          </table:table-cell>
          <table:table-cell office:value-type="string" calcext:value-type="string">
            <text:p>to008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da normal climatológica dos meses jun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8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82" xlink:type="simple">Delete</text:a> </text:p>
          </table:table-cell>
          <table:table-cell office:value-type="string" calcext:value-type="string">
            <text:p>to008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da normal climatológica dos meses mar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8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81" xlink:type="simple">Delete</text:a> </text:p>
          </table:table-cell>
          <table:table-cell office:value-type="string" calcext:value-type="string">
            <text:p>to008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da normal climatológica dos meses set...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4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403" xlink:type="simple">Delete</text:a> </text:p>
          </table:table-cell>
          <table:table-cell office:value-type="string" calcext:value-type="string">
            <text:p>to0403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máxima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2" xlink:type="simple">Delete</text:a> </text:p>
          </table:table-cell>
          <table:table-cell office:value-type="string" calcext:value-type="string">
            <text:p>to0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áxim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A mais alta das temperaturas <text:s/>observadas em um de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temperatura máxima ocorrida numa dada regi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401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401" xlink:type="simple">Delete</text:a> </text:p>
          </table:table-cell>
          <table:table-cell office:value-type="string" calcext:value-type="string">
            <text:p>to0401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média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6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67" xlink:type="simple">Delete</text:a> </text:p>
          </table:table-cell>
          <table:table-cell office:value-type="string" calcext:value-type="string">
            <text:p>to0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édia (grade)</text:p>
          </table:table-cell>
          <table:table-cell office:value-type="string" calcext:value-type="string">
            <text:p>grade de 15 km graus - <text:s/>município</text:p>
          </table:table-cell>
          <table:table-cell office:value-type="string" calcext:value-type="string">
            <text:p>Temperatura média estimada <text:s/>por modelo. Em graus ...</text:p>
          </table:table-cell>
          <table:table-cell office:value-type="string" calcext:value-type="string">
            <text:p>Reanálise de dados meteorológicos realizada com m...</text:p>
          </table:table-cell>
          <table:table-cell office:value-type="string" calcext:value-type="string">
            <text:p>ETA15 - CPTEC/INPE</text:p>
          </table:table-cell>
          <table:table-cell office:value-type="string" calcext:value-type="string">
            <text:p>ftp://ftp1.cptec.inpe.br/modelos/io/tempo/regiona...</text:p>
          </table:table-cell>
          <table:table-cell office:value-type="string" calcext:value-type="string">
            <text:p>Série recente de dados. Estimativas com margem de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2009</text:p>
          </table:table-cell>
          <table:table-cell office:value-type="string" calcext:value-type="string">
            <text:p>Mede a temperatura média numa determin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5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5" xlink:type="simple">Delete</text:a> </text:p>
          </table:table-cell>
          <table:table-cell office:value-type="string" calcext:value-type="string">
            <text:p>to0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édi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Média aritmética das temperaturas registradas num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Mede a temperatura média numa determin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40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402" xlink:type="simple">Delete</text:a> </text:p>
          </table:table-cell>
          <table:table-cell office:value-type="string" calcext:value-type="string">
            <text:p>to040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emperatura mínima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3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3" xlink:type="simple">Delete</text:a> </text:p>
          </table:table-cell>
          <table:table-cell office:value-type="string" calcext:value-type="string">
            <text:p>to0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ínim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A mais baixa das temperaturas observadas em um de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a temperatura mínima numa d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ee012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ee0127" xlink:type="simple">Delete</text:a> </text:p>
          </table:table-cell>
          <table:table-cell office:value-type="string" calcext:value-type="string">
            <text:p>ee0127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ornados e trombas d água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10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109" xlink:type="simple">Delete</text:a> </text:p>
          </table:table-cell>
          <table:table-cell office:value-type="string" calcext:value-type="string">
            <text:p>to0109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otal de analfabetismo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12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124" xlink:type="simple">Delete</text:a> </text:p>
          </table:table-cell>
          <table:table-cell office:value-type="string" calcext:value-type="string">
            <text:p>to0124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otal de idosos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132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132" xlink:type="simple">Delete</text:a> </text:p>
          </table:table-cell>
          <table:table-cell office:value-type="string" calcext:value-type="string">
            <text:p>to0132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Total do lixo</text:p>
          </table:table-cell>
          <table:table-cell table:number-columns-repeated="9" table:style-name="ce5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6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68" xlink:type="simple">Delete</text:a> </text:p>
          </table:table-cell>
          <table:table-cell office:value-type="string" calcext:value-type="string">
            <text:p>to00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idade relativa do ar (grade)</text:p>
          </table:table-cell>
          <table:table-cell office:value-type="string" calcext:value-type="string">
            <text:p>grade de 15 km graus - <text:s/>município</text:p>
          </table:table-cell>
          <table:table-cell office:value-type="string" calcext:value-type="string">
            <text:p>Razão da quantidade de vapor de água presente num...</text:p>
          </table:table-cell>
          <table:table-cell office:value-type="string" calcext:value-type="string">
            <text:p>Reanálise de dados meteorológicos realizada com m...</text:p>
          </table:table-cell>
          <table:table-cell office:value-type="string" calcext:value-type="string">
            <text:p>ETA15 - CPTEC/INPE</text:p>
          </table:table-cell>
          <table:table-cell office:value-type="string" calcext:value-type="string">
            <text:p>ftp://ftp1.cptec.inpe.br/modelos/io/tempo/regiona...</text:p>
          </table:table-cell>
          <table:table-cell office:value-type="string" calcext:value-type="string">
            <text:p>Série recente de dados. Estimativas com margem de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2009</text:p>
          </table:table-cell>
          <table:table-cell office:value-type="string" calcext:value-type="string">
            <text:p>Indica o volume pluviométrico por um determinado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6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6" xlink:type="simple">Delete</text:a> </text:p>
          </table:table-cell>
          <table:table-cell office:value-type="string" calcext:value-type="string">
            <text:p>to0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idade relativa do ar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Razão da quantidade de vapor de água presente num...</text:p>
          </table:table-cell>
          <table:table-cell office:value-type="string" calcext:value-type="string">
            <text:p>Numerador: quantidade de vapor de água presente n...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Altas temperaturas durante dias quentes aumenta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10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10" xlink:type="simple">Delete</text:a> </text:p>
          </table:table-cell>
          <table:table-cell office:value-type="string" calcext:value-type="string">
            <text:p>to0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ilidade na temperatura dos oceanos</text:p>
          </table:table-cell>
          <table:table-cell office:value-type="string" calcext:value-type="string">
            <text:p>Anomalia em relação à média utilizando o Oceanic ...</text:p>
          </table:table-cell>
          <table:table-cell office:value-type="string" calcext:value-type="string">
            <text:p>Forma de se identificar, mensurar e prever evento...</text:p>
          </table:table-cell>
          <table:table-cell office:value-type="string" calcext:value-type="string">
            <text:p>Índice calculado por medições no oceano e sensori...</text:p>
          </table:table-cell>
          <table:table-cell office:value-type="string" calcext:value-type="string">
            <text:p>U.S. Department of Commerce/ National Oceanic and...</text:p>
          </table:table-cell>
          <table:table-cell office:value-type="string" calcext:value-type="string">
            <text:p>http://www.cpc.ncep.noaa.gov/products/analysis_mo...</text:p>
          </table:table-cell>
          <table:table-cell office:value-type="string" calcext:value-type="string">
            <text:p>Por causa do filtro de alta frequência aplicada a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50</text:p>
          </table:table-cell>
          <table:table-cell office:value-type="string" calcext:value-type="string">
            <text:p>Indica a intensidade das anomalias do El Niño ou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9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9" xlink:type="simple">Delete</text:a> </text:p>
          </table:table-cell>
          <table:table-cell office:value-type="string" calcext:value-type="string">
            <text:p>to0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ilidade na temperatura dos oceanos</text:p>
          </table:table-cell>
          <table:table-cell office:value-type="string" calcext:value-type="string">
            <text:p>Anomalia em relação à média utilizando o Multivar...</text:p>
          </table:table-cell>
          <table:table-cell office:value-type="string" calcext:value-type="string">
            <text:p>Índice numérico calculado a partir da observação ...</text:p>
          </table:table-cell>
          <table:table-cell office:value-type="string" calcext:value-type="string">
            <text:p>Índice calculado por medições no oceano e sensori...</text:p>
          </table:table-cell>
          <table:table-cell office:value-type="string" calcext:value-type="string">
            <text:p>U.S. Department of Commerce/ National Oceanic and...</text:p>
          </table:table-cell>
          <table:table-cell office:value-type="string" calcext:value-type="string">
            <text:p>http://www.esrl.noaa.gov/psd/data/correlation/mei...</text:p>
          </table:table-cell>
          <table:table-cell office:value-type="string" calcext:value-type="string">
            <text:p>Os valores perdidos são deixados em branco. Os va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50</text:p>
          </table:table-cell>
          <table:table-cell office:value-type="string" calcext:value-type="string">
            <text:p>Indica a intensidade das anomalias do El Niño ou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8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07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07" xlink:type="simple">Delete</text:a> </text:p>
          </table:table-cell>
          <table:table-cell office:value-type="string" calcext:value-type="string">
            <text:p>to0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dade do vento (pontual)</text:p>
          </table:table-cell>
          <table:table-cell office:value-type="string" calcext:value-type="string">
            <text:p>estação meteorológica - <text:s text:c="2"/>município</text:p>
          </table:table-cell>
          <table:table-cell office:value-type="string" calcext:value-type="string">
            <text:p>Quantificação do movimento do ar numa unidade de ...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a velocidade dos ventos e, por consequênci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ee0128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ee0128" xlink:type="simple">Delete</text:a> </text:p>
          </table:table-cell>
          <table:table-cell office:value-type="string" calcext:value-type="string">
            <text:p>ee0128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Vendavais e tempestades</text:p>
          </table:table-cell>
          <table:table-cell table:number-columns-repeated="9" table:style-name="ce5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<text:a xlink:href="https://phppgadmin.icict.fiocruz.br/display.php?action=confeditrow&amp;strings=collapsed&amp;page=7&amp;server=psql.icict.fiocruz.br%3A5432%3Aallow&amp;database=observatorio_restore&amp;schema=public&amp;table=tb_dic&amp;subject=table&amp;sortkey=3&amp;sortdir=asc&amp;key%5Bcod%5D=to0064" xlink:type="simple">Edit</text:a> </text:p>
          </table:table-cell>
          <table:table-cell office:value-type="string" calcext:value-type="string">
            <text:p><text:a xlink:href="https://phppgadmin.icict.fiocruz.br/display.php?action=confdelrow&amp;strings=collapsed&amp;page=7&amp;server=psql.icict.fiocruz.br%3A5432%3Aallow&amp;database=observatorio_restore&amp;schema=public&amp;table=tb_dic&amp;subject=table&amp;sortkey=3&amp;sortdir=asc&amp;key%5Bcod%5D=to0064" xlink:type="simple">Delete</text:a> </text:p>
          </table:table-cell>
          <table:table-cell office:value-type="string" calcext:value-type="string">
            <text:p>to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ume de extração vegetal de madeira</text:p>
          </table:table-cell>
          <table:table-cell office:value-type="string" calcext:value-type="string">
            <text:p>madeira em tora e lenha (metros cúbicos)</text:p>
          </table:table-cell>
          <table:table-cell office:value-type="string" calcext:value-type="string">
            <text:p>Quantidade de madeira produzida (em toneladas) po...</text:p>
          </table:table-cell>
          <table:table-cell office:value-type="string" calcext:value-type="string">
            <text:p>Numerador: Quantidade total de madeira produzida ...</text:p>
          </table:table-cell>
          <table:table-cell office:value-type="string" calcext:value-type="string">
            <text:p>SIDRA - IBGE Produção da Extração Vegetal e da Si...</text:p>
          </table:table-cell>
          <table:table-cell office:value-type="string" calcext:value-type="string">
            <text:p>http://www.sidra.ibge.gov.br/bda/tabela/listabl.a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Medida indireta do fluxo de pessoas para a mata 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&amp;sortdir=asc&amp;strings=collapsed&amp;page=1" xlink:type="simple">cod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2&amp;sortdir=asc&amp;strings=collapsed&amp;page=1" xlink:type="simple">categoria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3&amp;sortdir=desc&amp;strings=collapsed&amp;page=1" xlink:type="simple">nome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4&amp;sortdir=asc&amp;strings=collapsed&amp;page=1" xlink:type="simple">sugeridas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5&amp;sortdir=asc&amp;strings=collapsed&amp;page=1" xlink:type="simple">definica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6&amp;sortdir=asc&amp;strings=collapsed&amp;page=1" xlink:type="simple">calcul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7&amp;sortdir=asc&amp;strings=collapsed&amp;page=1" xlink:type="simple">fonte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8&amp;sortdir=asc&amp;strings=collapsed&amp;page=1" xlink:type="simple">link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9&amp;sortdir=asc&amp;strings=collapsed&amp;page=1" xlink:type="simple">limitaca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0&amp;sortdir=asc&amp;strings=collapsed&amp;page=1" xlink:type="simple">periodicidade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1&amp;sortdir=asc&amp;strings=collapsed&amp;page=1" xlink:type="simple">temporal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2&amp;sortdir=asc&amp;strings=collapsed&amp;page=1" xlink:type="simple">interpretaca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3&amp;sortdir=asc&amp;strings=collapsed&amp;page=1" xlink:type="simple">anomes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4&amp;sortdir=asc&amp;strings=collapsed&amp;page=1" xlink:type="simple">grafic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5&amp;sortdir=asc&amp;strings=collapsed&amp;page=1" xlink:type="simple">status_bk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6&amp;sortdir=asc&amp;strings=collapsed&amp;page=1" xlink:type="simple">mes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7&amp;sortdir=asc&amp;strings=collapsed&amp;page=1" xlink:type="simple">ano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8&amp;sortdir=asc&amp;strings=collapsed&amp;page=1" xlink:type="simple">legenda</text:a></text:p>
          </table:table-cell>
          <table:table-cell office:value-type="string" calcext:value-type="string">
            <text:p><text:a xlink:href="https://phppgadmin.icict.fiocruz.br/display.php?server=psql.icict.fiocruz.br%3A5432%3Aallow&amp;database=observatorio_restore&amp;schema=public&amp;table=tb_dic&amp;subject=table&amp;sortkey=19&amp;sortdir=asc&amp;strings=collapsed&amp;page=1" xlink:type="simple">status</text:a>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gamentos</text:p>
          </table:table-cell>
          <table:table-cell office:value-type="string" calcext:value-type="string">
            <text:p>estado - <text:s/>município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Distância vertical medida entre um determinado po...</text:p>
          </table:table-cell>
          <table:table-cell office:value-type="string" calcext:value-type="string">
            <text:p>Altitude em metros.</text:p>
          </table:table-cell>
          <table:table-cell office:value-type="string" calcext:value-type="string">
            <text:p>INPE - Instituto Nacional de Pesquisas Espaciais. </text:p>
          </table:table-cell>
          <table:table-cell office:value-type="string" calcext:value-type="string">
            <text:p>http://www.dsr.inpe.br/topodata/acesso.ph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 sistemátic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Áreas de menor altitude estão sujeitas a enchent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66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titude média da sede municipal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coleta de lix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atendida, diret...</text:p>
          </table:table-cell>
          <table:table-cell office:value-type="string" calcext:value-type="string">
            <text:p>Numerador: população residente atendida, direta 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populacional de serviços regular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esgotamento sanitário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que dispõe de e...</text:p>
          </table:table-cell>
          <table:table-cell office:value-type="string" calcext:value-type="string">
            <text:p>Numerador: população residente em domicílios part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populacional da disposição do e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ura de redes de abastecimento de água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servida por red...</text:p>
          </table:table-cell>
          <table:table-cell office:value-type="string" calcext:value-type="string">
            <text:p>Numerador: população residente em domicílios part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somente à disponibilidade d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obertura de serviços de abastecimento ad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obertura vegetal e uso da terra</text:p>
          </table:table-cell>
          <table:table-cell table:style-name="ce7" office:value-type="string" calcext:value-type="string">
            <text:p>Percentual de ocupação por tipo de uso da terra</text:p>
          </table:table-cell>
          <table:table-cell table:style-name="ce7" office:value-type="string" calcext:value-type="string">
            <text:p>Proporção de área usada para determinada finalida...</text:p>
          </table:table-cell>
          <table:table-cell table:style-name="ce7" office:value-type="string" calcext:value-type="string">
            <text:p>Numerador: área ocupada por tipo um determinado u...</text:p>
          </table:table-cell>
          <table:table-cell table:style-name="ce7" office:value-type="string" calcext:value-type="string">
            <text:p>TerraClass - Instituto Nacional de Pesquisas Espa...</text:p>
          </table:table-cell>
          <table:table-cell table:style-name="ce7" office:value-type="string" calcext:value-type="string">
            <text:p>http://www.inpe.br/cra/projetos_pesquisas/terracl...</text:p>
          </table:table-cell>
          <table:table-cell table:style-name="ce7" office:value-type="string" calcext:value-type="string">
            <text:p>Dados não sistemáticos. Não pode ser usado para o...</text:p>
          </table:table-cell>
          <table:table-cell table:style-name="ce7" office:value-type="string" calcext:value-type="string">
            <text:p>não sistemático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string" calcext:value-type="string">
            <text:p>Indica o tipo de ocupação e uso da terra bem como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table:style-name="ce7" office:value-type="string" calcext:value-type="string">
            <text:p>to00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ncentração de material particulado fino na atmo...</text:p>
          </table:table-cell>
          <table:table-cell table:style-name="ce7" office:value-type="string" calcext:value-type="string">
            <text:p>estado - <text:s/>município</text:p>
          </table:table-cell>
          <table:table-cell table:style-name="ce7" office:value-type="string" calcext:value-type="string">
            <text:p>Quantidade partículas com diâmetro menor que <text:s/>2,5...</text:p>
          </table:table-cell>
          <table:table-cell table:style-name="ce7" office:value-type="string" calcext:value-type="string">
            <text:p>Medição em estações de qualidade do ar ou estimat...</text:p>
          </table:table-cell>
          <table:table-cell table:style-name="ce7" office:value-type="string" calcext:value-type="string">
            <text:p>NASA</text:p>
          </table:table-cell>
          <table:table-cell table:style-name="ce7" office:value-type="string" calcext:value-type="string">
            <text:p>modis-­atmos.­gsfc.­nasa.­gov</text:p>
          </table:table-cell>
          <table:table-cell table:style-name="ce7" office:value-type="string" calcext:value-type="string">
            <text:p>A aqusição do dado necessita de tratamento de ima...</text:p>
          </table:table-cell>
          <table:table-cell table:style-name="ce7" office:value-type="string" calcext:value-type="string">
            <text:p>diaria</text:p>
          </table:table-cell>
          <table:table-cell table:style-name="ce7" office:value-type="string" calcext:value-type="string">
            <text:p>A partir de 2002</text:p>
          </table:table-cell>
          <table:table-cell table:style-name="ce7" office:value-type="string" calcext:value-type="string">
            <text:p>Indica a concentração de gases resultantes de que..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table:style-name="ce7" office:value-type="string" calcext:value-type="string">
            <text:p>to00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ncentração de monóxido de carbono na atmosfera</text:p>
          </table:table-cell>
          <table:table-cell table:style-name="ce7" office:value-type="string" calcext:value-type="string">
            <text:p>estado - <text:s/>município</text:p>
          </table:table-cell>
          <table:table-cell table:style-name="ce7" office:value-type="string" calcext:value-type="string">
            <text:p>Quantidade do gás monóxido de carbono por metro c...</text:p>
          </table:table-cell>
          <table:table-cell table:style-name="ce7" office:value-type="string" calcext:value-type="string">
            <text:p>Medição em estações de qualidade do ar ou estimat...</text:p>
          </table:table-cell>
          <table:table-cell table:style-name="ce7" office:value-type="string" calcext:value-type="string">
            <text:p>NASA</text:p>
          </table:table-cell>
          <table:table-cell table:style-name="ce7" office:value-type="string" calcext:value-type="string">
            <text:p>modis-­atmos.­gsfc.­nasa.­gov</text:p>
          </table:table-cell>
          <table:table-cell table:style-name="ce7" office:value-type="string" calcext:value-type="string">
            <text:p>A aqusição do dado necessita de tratamento de ima...</text:p>
          </table:table-cell>
          <table:table-cell table:style-name="ce7" office:value-type="string" calcext:value-type="string">
            <text:p>diaria</text:p>
          </table:table-cell>
          <table:table-cell table:style-name="ce7" office:value-type="string" calcext:value-type="string">
            <text:p>A partir de 2002</text:p>
          </table:table-cell>
          <table:table-cell table:style-name="ce7" office:value-type="string" calcext:value-type="string">
            <text:p>Indica a concentração gases tóxicos resultantes d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ee0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idas de massa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idade de habitantes por domicílio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médio de habitantes por dormitórios existe...</text:p>
          </table:table-cell>
          <table:table-cell office:value-type="string" calcext:value-type="string">
            <text:p>Numerador: Número total de habitantes residentes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O indicador refere-se ao número de pessoas dentro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densidade de habitantes por domicilio. Alt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idade demográfic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edida expressa pela relação entre a população e ...</text:p>
          </table:table-cell>
          <table:table-cell office:value-type="string" calcext:value-type="string">
            <text:p>Numerador: total de pessoas - <text:s/>denominador: valor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icidade do levantamento populacional e a 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densidade <text:s/>de população por área. Indica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tância da sede até a capital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chentes ou inundações graduai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xurradas ou inundações brusca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osão marinha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orregamentos ou deslizamento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tiagen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entos climáticos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entos geofísicos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3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entos hidrológicos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entos meterologicos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os Tecnológicos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ada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nizo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êndios florestais as estações estivai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4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Índice de estado da vegetação (NDVI)</text:p>
          </table:table-cell>
          <table:table-cell table:style-name="ce7" office:value-type="string" calcext:value-type="string">
            <text:p>Variação em relação à média histórica</text:p>
          </table:table-cell>
          <table:table-cell table:style-name="ce7" office:value-type="string" calcext:value-type="string">
            <text:p>NDVI (Normalized Difference Vegetation Index). É ...</text:p>
          </table:table-cell>
          <table:table-cell table:style-name="ce7" office:value-type="string" calcext:value-type="string">
            <text:p>Definido como a diferença entre a refletância no ...</text:p>
          </table:table-cell>
          <table:table-cell table:style-name="ce7" office:value-type="string" calcext:value-type="string">
            <text:p>INPE - Instituto Nacional de Pesquisas Espaciais. </text:p>
          </table:table-cell>
          <table:table-cell table:style-name="ce7" office:value-type="string" calcext:value-type="string">
            <text:p>http://satelite.cptec.inpe.br/ndvi/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mensal</text:p>
          </table:table-cell>
          <table:table-cell table:style-name="ce7" office:value-type="string" calcext:value-type="string">
            <text:p>A partir de 2007</text:p>
          </table:table-cell>
          <table:table-cell table:style-name="ce7" office:value-type="string" calcext:value-type="string">
            <text:p>Os valores de NDVI variam entre -1.0 e +1.0. Obse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ce Gini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Índice Parasitário Anual de malár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exames positivos de malária, por mil hab...</text:p>
          </table:table-cell>
          <table:table-cell office:value-type="string" calcext:value-type="string">
            <text:p>Numerador: Número de exames positivos para a malá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Estima o risco de ocorrência mensal de casos de m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undações litorâneas provocadas pela brusca inva...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dia de extração vegetal por produto de palmeira</text:p>
          </table:table-cell>
          <table:table-cell office:value-type="string" calcext:value-type="string">
            <text:p>piaçava, babaçu, buriti, carnaúba, açaí</text:p>
          </table:table-cell>
          <table:table-cell office:value-type="string" calcext:value-type="string">
            <text:p>Quantidade produzida na extração vegetal de palme...</text:p>
          </table:table-cell>
          <table:table-cell office:value-type="string" calcext:value-type="string">
            <text:p>Numerador: quantidade total produzida por palmeir...</text:p>
          </table:table-cell>
          <table:table-cell office:value-type="string" calcext:value-type="string">
            <text:p>SIDRA - IBGE Produção da Extração Vegetal e da Si...</text:p>
          </table:table-cell>
          <table:table-cell office:value-type="string" calcext:value-type="string">
            <text:p>http://www.sidra.ibge.gov.br/bda/tabela/listabl.a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Medida indireta da atividade de trabalho em palm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alidade por exposição as forças da naturez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óbitos causados por um evento climático...</text:p>
          </table:table-cell>
          <table:table-cell office:value-type="string" calcext:value-type="string">
            <text:p>Numerador: Número de óbitos causados pela exposiç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tabnet.datasus.gov.br/cgi/deftohtm.exe?sim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Reflete a magnitude do impacto em óbitos relacion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abastecidos por curso dágu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abastecidos por cu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abastecimento por água superficial, e 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abastecimento de água intermiten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abastecimento 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 e www.aguabrasil.icict.fiocruz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abastecimento de água com interrupçõe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coleta sistemática de lix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sistema de col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a coleta de lixo adequada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ípios com esgoto a céu abert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municípios que poss...</text:p>
          </table:table-cell>
          <table:table-cell office:value-type="string" calcext:value-type="string">
            <text:p>Numerador: total de municípios com destino de esg...</text:p>
          </table:table-cell>
          <table:table-cell office:value-type="string" calcext:value-type="string">
            <text:p>Pesquisa Nacional de Saneamento Básico (PNSB)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esgotamento sanitário inadequado e o 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ível de escolaridade</text:p>
          </table:table-cell>
          <table:table-cell office:value-type="string" calcext:value-type="string">
            <text:p>Escolaridade: &lt; 1, uma três, quatro a sete, oito ...</text:p>
          </table:table-cell>
          <table:table-cell office:value-type="string" calcext:value-type="string">
            <text:p>Distribuição percentual da população residente de...</text:p>
          </table:table-cell>
          <table:table-cell office:value-type="string" calcext:value-type="string">
            <text:p>Numerador: Número de pessoas residentes de 15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Expressa níveis de instrução da população de 15 a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níveis de instrução da população de 15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ível do rio (cotas hidrológica)</text:p>
          </table:table-cell>
          <table:table-cell table:style-name="ce7" office:value-type="string" calcext:value-type="string">
            <text:p>Acima de 95% da média histórica para eventos de c...</text:p>
          </table:table-cell>
          <table:table-cell table:style-name="ce7" office:value-type="string" calcext:value-type="string">
            <text:p>Nível da água do rio em relação ao zero hidrográf...</text:p>
          </table:table-cell>
          <table:table-cell table:style-name="ce7" office:value-type="string" calcext:value-type="string">
            <text:p>Nível do rio em metros.</text:p>
          </table:table-cell>
          <table:table-cell table:style-name="ce7" office:value-type="string" calcext:value-type="string">
            <text:p>Agência Nacional de Água (ANA)</text:p>
          </table:table-cell>
          <table:table-cell table:style-name="ce7" office:value-type="string" calcext:value-type="string">
            <text:p>http://hidroweb.ana.gov.br/</text:p>
          </table:table-cell>
          <table:table-cell table:style-name="ce7" office:value-type="string" calcext:value-type="string">
            <text:p>Ausência de estações de medição com completitude ...</text:p>
          </table:table-cell>
          <table:table-cell table:style-name="ce7" office:value-type="string" calcext:value-type="string">
            <text:p>diária</text:p>
          </table:table-cell>
          <table:table-cell table:style-name="ce7" office:value-type="string" calcext:value-type="string">
            <text:p>A partir de 1908</text:p>
          </table:table-cell>
          <table:table-cell table:style-name="ce7" office:value-type="string" calcext:value-type="string">
            <text:p>Cotas muito altas podem representar enchentes, qu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ar1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úmero de focos de queimada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da de frio intenso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4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ercentagem de área urbana</text:p>
          </table:table-cell>
          <table:table-cell table:style-name="ce7" office:value-type="string" calcext:value-type="string">
            <text:p>estado - <text:s/>município</text:p>
          </table:table-cell>
          <table:table-cell table:style-name="ce7" office:value-type="string" calcext:value-type="string">
            <text:p>Percentual de área urbana em um determinado espaç...</text:p>
          </table:table-cell>
          <table:table-cell table:style-name="ce7" office:value-type="string" calcext:value-type="string">
            <text:p>Numerador: superfície da área urbana (km2). Denom...</text:p>
          </table:table-cell>
          <table:table-cell table:style-name="ce7" office:value-type="string" calcext:value-type="string">
            <text:p>IBGE - Instituto Brasileiro de Geografia e Estatí...</text:p>
          </table:table-cell>
          <table:table-cell table:style-name="ce7" office:value-type="string" calcext:value-type="string">
            <text:p>http://www.ibge.gov.br/home/download/estatistica....</text:p>
          </table:table-cell>
          <table:table-cell table:style-name="ce7" office:value-type="string" calcext:value-type="string">
            <text:p>A não existem de uma serie histórica desse dado n...</text:p>
          </table:table-cell>
          <table:table-cell table:style-name="ce7" office:value-type="string" calcext:value-type="string">
            <text:p>decenal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Maiores áreas urbanas apresentam maiores densidad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a população com ½ do salário mínim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a população com ¼ do salário mínim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amostras com presença de coliforme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as amostras coletas com presença de co...</text:p>
          </table:table-cell>
          <table:table-cell office:value-type="string" calcext:value-type="string">
            <text:p>Numerador: número de amostras com presença de col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Quanto maior a presença de coliformes na água, m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amostras de cloro fora do padrã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as amostras coletas que apresentaram n...</text:p>
          </table:table-cell>
          <table:table-cell office:value-type="string" calcext:value-type="string">
            <text:p>Numerador: número de amostras com cloro residual 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Mostra a frequência de valores extremos (abaixo o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Baixos valores de cloro na água pode representar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15 a 24 an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25 a 39 an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40 a 59 an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60 a 69 an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70 a 79 an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analfabetismo de 80 anos ou mai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e município com outros tipos de ligaç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centual de população urban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em áreas urbana...</text:p>
          </table:table-cell>
          <table:table-cell office:value-type="string" calcext:value-type="string">
            <text:p>Numerador: População urbana residente. Denominad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a04.htm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roporção da população total que reside 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percentual de SAA com simples cloração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Sistemas de abastecimento de água somente com cl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percentual de SAA sem fluoretação - <text:s/>d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os pactos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Sistemas de abastecimento de água sem fluoretaçã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ntual de sistemas de abastecimento de água s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roporção de sistemas de abastecimento de água qu...</text:p>
          </table:table-cell>
          <table:table-cell office:value-type="string" calcext:value-type="string">
            <text:p>Numerador: número de sistemas de abastecimento de...</text:p>
          </table:table-cell>
          <table:table-cell office:value-type="string" calcext:value-type="string">
            <text:p>SISAGUA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Comprometimento dos municípios em aderir aos pact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2005</text:p>
          </table:table-cell>
          <table:table-cell office:value-type="string" calcext:value-type="string">
            <text:p>A ausência de tratamento da água distribuída à p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abastecimento de água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bolsa família 201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itação po poço em 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tação de água por 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tação de água por 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tação por poço for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tação via água da 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aptação via carro pi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oleta por caçamba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coleta por serviços d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destino do lixo a inc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destino do lixo enter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ligação pela rede ger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ligação via fossa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ligação via fossa rud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ligação via ri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com ligação via vala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de pessoas com deficienci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de pessoas idosas com bol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que descartou de outras m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que descartou o lixo em l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que descartou o lixo em t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centual do município sem esgot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B per capita 2012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ação de área rural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residentes ...</text:p>
          </table:table-cell>
          <table:table-cell office:value-type="string" calcext:value-type="string">
            <text:p>Numerador: total de população residente em área r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Áreas rurais possuem em geral piores condições d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População urbana e rural - <text:s/>estado - <text:s/>município</text:p>
          </table:table-cell>
          <table:table-cell office:value-type="string" calcext:value-type="string">
            <text:p>Número total de pessoas residentes em determinado...</text:p>
          </table:table-cell>
          <table:table-cell office:value-type="string" calcext:value-type="string">
            <text:p>Utilização direta da base de dados, expressando-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 com estimativas anuais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a magnitude do contingente demográfic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ecipitação da normal climatológica dos meses de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ipitação (grade)</text:p>
          </table:table-cell>
          <table:table-cell office:value-type="string" calcext:value-type="string">
            <text:p>grade de 15 km graus - <text:s/>município</text:p>
          </table:table-cell>
          <table:table-cell office:value-type="string" calcext:value-type="string">
            <text:p>Quantidade de chuva que atinge em uma determinada...</text:p>
          </table:table-cell>
          <table:table-cell office:value-type="string" calcext:value-type="string">
            <text:p>Reanálise de dados meteorológicos realizada com m...</text:p>
          </table:table-cell>
          <table:table-cell office:value-type="string" calcext:value-type="string">
            <text:p>ETA15 - CPTEC/INPE</text:p>
          </table:table-cell>
          <table:table-cell office:value-type="string" calcext:value-type="string">
            <text:p>ftp://ftp1.cptec.inpe.br/modelos/io/tempo/regiona...</text:p>
          </table:table-cell>
          <table:table-cell office:value-type="string" calcext:value-type="string">
            <text:p>Série recente de dados. Estimativas com margem de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2009</text:p>
          </table:table-cell>
          <table:table-cell office:value-type="string" calcext:value-type="string">
            <text:p>Indica o volume pluviométrico por um determinado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0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recipitação (pontual)</text:p>
          </table:table-cell>
          <table:table-cell table:style-name="ce7" office:value-type="string" calcext:value-type="string">
            <text:p>estação meteorológica - <text:s/>município</text:p>
          </table:table-cell>
          <table:table-cell table:style-name="ce7" office:value-type="string" calcext:value-type="string">
            <text:p>Quantidade de chuva que atinge um determinado pon...</text:p>
          </table:table-cell>
          <table:table-cell table:style-name="ce7" office:value-type="string" calcext:value-type="string">
            <text:p>Medição por pluviômetro</text:p>
          </table:table-cell>
          <table:table-cell table:style-name="ce7" office:value-type="string" calcext:value-type="string">
            <text:p>INMET - Instituto Nacional de Meteorologia</text:p>
          </table:table-cell>
          <table:table-cell table:style-name="ce7" office:value-type="string" calcext:value-type="string">
            <text:p>http://www.inmet.gov.br/portal/index.php?r=bdmep/...</text:p>
          </table:table-cell>
          <table:table-cell table:style-name="ce7" office:value-type="string" calcext:value-type="string">
            <text:p>O indicador diz respeito a um determinado ponto n...</text:p>
          </table:table-cell>
          <table:table-cell table:style-name="ce7" office:value-type="string" calcext:value-type="string">
            <text:p>mensal</text:p>
          </table:table-cell>
          <table:table-cell table:style-name="ce7" office:value-type="string" calcext:value-type="string">
            <text:p>A partir de 1961</text:p>
          </table:table-cell>
          <table:table-cell table:style-name="ce7" office:value-type="string" calcext:value-type="string">
            <text:p>Indica o volume pluviométrico por um determinado ..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ça de atividades de garimp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atividades de garimpo em determinado es...</text:p>
          </table:table-cell>
          <table:table-cell office:value-type="string" calcext:value-type="string">
            <text:p>Contagem do número de áreas de garimpo num determ...</text:p>
          </table:table-cell>
          <table:table-cell office:value-type="string" calcext:value-type="string">
            <text:p><text:s/>CPRM</text:p>
          </table:table-cell>
          <table:table-cell office:value-type="string" calcext:value-type="string">
            <text:p>http://www.gismaps.com.br/recnatur/recnatur.htm</text:p>
          </table:table-cell>
          <table:table-cell office:value-type="string" calcext:value-type="string">
            <text:p>Dificuldades de atualização de dados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2001 e 2005</text:p>
          </table:table-cell>
          <table:table-cell office:value-type="string" calcext:value-type="string">
            <text:p>Indica a presença ou ausência de áreas de garimpo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ça de focos de queim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Representa a ocorrência de fogo na vegetação. Con...</text:p>
          </table:table-cell>
          <table:table-cell office:value-type="string" calcext:value-type="string">
            <text:p>Número de focos de calor (queimada) num determina...</text:p>
          </table:table-cell>
          <table:table-cell office:value-type="string" calcext:value-type="string">
            <text:p>INPE - Instituto Nacional de Pesquisas Espaciais. </text:p>
          </table:table-cell>
          <table:table-cell office:value-type="string" calcext:value-type="string">
            <text:p>http://www.dpi.inpe.br/proarco/bdqueimadas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1992</text:p>
          </table:table-cell>
          <table:table-cell office:value-type="string" calcext:value-type="string">
            <text:p>Indica a presença de focos de incêndio na região.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são atmosféric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Pressão exercida pela atmosfera sobre qualquer su...</text:p>
          </table:table-cell>
          <table:table-cell office:value-type="string" calcext:value-type="string">
            <text:p>Medição em estações meteorológicas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pressão atmosférica numa d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anual de casos de LTA da forma cutâne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com leishmanios...</text:p>
          </table:table-cell>
          <table:table-cell office:value-type="string" calcext:value-type="string">
            <text:p>Numerador: Número de casos de LTA da forma cutâne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anual de casos de LTA da forma mucos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a população residente com leishmanios...</text:p>
          </table:table-cell>
          <table:table-cell office:value-type="string" calcext:value-type="string">
            <text:p>Numerador: Número de casos de LTA na forma mucosa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a população residente em áreas de fave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população residente em área d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Concentração de população residindo em área que 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roporção de áreas inundáveis</text:p>
          </table:table-cell>
          <table:table-cell table:style-name="ce7" office:value-type="string" calcext:value-type="string">
            <text:p>estado - <text:s/>município</text:p>
          </table:table-cell>
          <table:table-cell table:style-name="ce7" office:value-type="string" calcext:value-type="string">
            <text:p>Distribuição proporcional de áreas sujeitas a inu...</text:p>
          </table:table-cell>
          <table:table-cell table:style-name="ce7" office:value-type="string" calcext:value-type="string">
            <text:p>Numerador: Área (em km2) sujeita a inundação. Den...</text:p>
          </table:table-cell>
          <table:table-cell table:style-name="ce7" office:value-type="string" calcext:value-type="string">
            <text:p>Secretaria de planejamento das prefeitura ou Cens...</text:p>
          </table:table-cell>
          <table:table-cell table:style-name="ce7" office:value-type="string" calcext:value-type="string">
            <text:p>www.ibge.gov.br</text:p>
          </table:table-cell>
          <table:table-cell table:style-name="ce7" office:value-type="string" calcext:value-type="string">
            <text:p>dificuldade de aquisição dos dados com as prefeit...</text:p>
          </table:table-cell>
          <table:table-cell table:style-name="ce7" office:value-type="string" calcext:value-type="string">
            <text:p>não sistemático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Áreas baixas e alagadiças facilitam a contaminaçã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arborização no entorn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domicílios com banheir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domicílios com pelo menos um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condições de higiene inadequadas para as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lixo acumulado em log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logradouros paviment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domicílios com valas de esgoto no en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agem de domicílios particulares permanente...</text:p>
          </table:table-cell>
          <table:table-cell office:value-type="string" calcext:value-type="string">
            <text:p>Numerador: Número de domicílios particulares perm...</text:p>
          </table:table-cell>
          <table:table-cell office:value-type="string" calcext:value-type="string">
            <text:p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decen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ca o grau de infraestrutura urbana e condiçõ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gestantes ating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ulheres em qualquer período da gestação que sofr...</text:p>
          </table:table-cell>
          <table:table-cell office:value-type="string" calcext:value-type="string">
            <text:p>Numerador: Número de mulheres de qualquer idade,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Mulheres de qualquer idade, em qualquer período d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homens residentes com mais de 15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do sexo mas...</text:p>
          </table:table-cell>
          <table:table-cell office:value-type="string" calcext:value-type="string">
            <text:p>Numerador: total de população com mais de 15 ano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menores de 5 anos de idade na popul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com menos de cinco anos de ...</text:p>
          </table:table-cell>
          <table:table-cell office:value-type="string" calcext:value-type="string">
            <text:p>Numerador: número de crianças residentes menores 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matriz.h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acima de 60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com 60 e mais anos de idade...</text:p>
          </table:table-cell>
          <table:table-cell office:value-type="string" calcext:value-type="string">
            <text:p>Numerador: Número de pessoas residentes de 60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idb2010/matriz.h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e idosos na popul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afet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pessoas vitimadas, de alguma forma, em c...</text:p>
          </table:table-cell>
          <table:table-cell office:value-type="string" calcext:value-type="string">
            <text:p>Numerador: Número de pessoas vitimadas, de alguma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umero total de pessoas vitimadas, de 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brig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desalojadas que necessitaram de abrigo te...</text:p>
          </table:table-cell>
          <table:table-cell office:value-type="string" calcext:value-type="string">
            <text:p>Numerador: Número de pessoas desalojadas que nece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desalojadas que nece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loj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cujas habitações foram danificadas ou des...</text:p>
          </table:table-cell>
          <table:table-cell office:value-type="string" calcext:value-type="string">
            <text:p>Numerador: Número de pessoas cujas habitações for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Pessoas cujas habitações foram danificadas ou des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aparec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não localizadas ou de destino desconhecid...</text:p>
          </table:table-cell>
          <table:table-cell office:value-type="string" calcext:value-type="string">
            <text:p>Numerador: Número de pessoas não localizadas ou d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<text:s/>não localizadas ou 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desloca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que migraram da área afetada pelo desastr...</text:p>
          </table:table-cell>
          <table:table-cell office:value-type="string" calcext:value-type="string">
            <text:p>Numerador: Número de pessoas que migram da área a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que migram da área a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enferm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doentes em consequência do desastre.</text:p>
          </table:table-cell>
          <table:table-cell office:value-type="string" calcext:value-type="string">
            <text:p>Numerador: Número de pessoas doentes, em consequê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doentes, em consequê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15-18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quinze e dezoito anos...</text:p>
          </table:table-cell>
          <table:table-cell office:value-type="string" calcext:value-type="string">
            <text:p>Numerador: número de pessoas residentes entre qui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18-60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dezoito e sessenta an...</text:p>
          </table:table-cell>
          <table:table-cell office:value-type="string" calcext:value-type="string">
            <text:p>Numerador: número de pessoas entre dezoito e sess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essoas entre 5-14 an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entre cinco e catorze anos ...</text:p>
          </table:table-cell>
          <table:table-cell office:value-type="string" calcext:value-type="string">
            <text:p>Numerador: número de crianças residentes entre ci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a participação relativa do segmento popula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gravemente fer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feridas no desastre que necessitaram de h...</text:p>
          </table:table-cell>
          <table:table-cell office:value-type="string" calcext:value-type="string">
            <text:p>Numerador: Número de pessoas feridas no desastre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umero de pessoas feridas no desastre 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rção de pessoas levemente feri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ssoas feridas no desastre que não necessitaram ...</text:p>
          </table:table-cell>
          <table:table-cell office:value-type="string" calcext:value-type="string">
            <text:p>Numerador: Número de pessoas feridas no desastre ...</text:p>
          </table:table-cell>
          <table:table-cell office:value-type="string" calcext:value-type="string">
            <text:p>AVADAN - Relatório de Avaliação de Danos da Defes...</text:p>
          </table:table-cell>
          <table:table-cell office:value-type="string" calcext:value-type="string">
            <text:p>http://www.climasaude.icict.fiocruz.br/ e http://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0</text:p>
          </table:table-cell>
          <table:table-cell office:value-type="string" calcext:value-type="string">
            <text:p>Expressa o número de pessoas feridas no desastre 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populações con?nadas (presídios, asi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s pessoas que se enco...</text:p>
          </table:table-cell>
          <table:table-cell office:value-type="string" calcext:value-type="string">
            <text:p>Numerador: total de população residente em área e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Populações que pela sua proximidade e condições g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rção de produção agrícola do tipo alagável 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a produção agrícola do...</text:p>
          </table:table-cell>
          <table:table-cell office:value-type="string" calcext:value-type="string">
            <text:p>Numerador: produção agrícola do tipo alagável - <text:s/>...</text:p>
          </table:table-cell>
          <table:table-cell office:value-type="string" calcext:value-type="string">
            <text:p>SIDRA IBGE</text:p>
          </table:table-cell>
          <table:table-cell office:value-type="string" calcext:value-type="string">
            <text:p>http://www.sidra.ibge.gov.br/bda/tabela/listabl.a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Indica atividades agrícolas em áreas alagáveis e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responsáveis pelo domicílio com pelo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responsáveis pelo d...</text:p>
          </table:table-cell>
          <table:table-cell office:value-type="string" calcext:value-type="string">
            <text:p>Numerador: total de responsáveis com ensino médi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O maior nível de instrução pode atuar como fator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rção de responsáveis pelo domicílio que ganh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Distribuição proporcional dos domicílios que poss...</text:p>
          </table:table-cell>
          <table:table-cell office:value-type="string" calcext:value-type="string">
            <text:p>Numerador: total de responsáveis com salário infe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</text:p>
          </table:table-cell>
          <table:table-cell office:value-type="string" calcext:value-type="string">
            <text:p>A periodocidade do levantamento populacional e pr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O baixo rendimento salarial pode impedir a manut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ntidade de dias no mês que a concentração de m...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stejo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zão de renda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ão de sex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Número de homens para cada grupo de 100 mulheres,...</text:p>
          </table:table-cell>
          <table:table-cell office:value-type="string" calcext:value-type="string">
            <text:p>Numerador: Número de residentes do sexo masculino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www.ibge.gov.br (Censos -&gt; Resultados do Universo...</text:p>
          </table:table-cell>
          <table:table-cell office:value-type="string" calcext:value-type="string">
            <text:p>Imprecisões da base de dados utilizada para o cál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Expressa a relação quantitativa entre os sexos. 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da familiar per capita méd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Média da renda familiar per capita de todos os in...</text:p>
          </table:table-cell>
          <table:table-cell office:value-type="string" calcext:value-type="string">
            <text:p>Numerador: <text:s/>Soma dos rendimentos mensais dos mora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deftohtm.exe?ibg...</text:p>
          </table:table-cell>
          <table:table-cell office:value-type="string" calcext:value-type="string">
            <text:p>As informações são baseadas em uma semana de cole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a capacidade de aquisição de bens e serviço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nda per capita total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ca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a de analfabetism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Percentual de pessoas de 15 ou mais anos de idade...</text:p>
          </table:table-cell>
          <table:table-cell office:value-type="string" calcext:value-type="string">
            <text:p>Numerador: Número de pessoas residentes de 15 e m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tabnet.datasus.gov.br/cgi/deftohtm.exe?ibg...</text:p>
          </table:table-cell>
          <table:table-cell office:value-type="string" calcext:value-type="string">
            <text:p>A Pesquisa Nacional por Amostra de Domicílios, um..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Mede o grau de analfabetismo da população. O anal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desemprego total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axa de desmatamento</text:p>
          </table:table-cell>
          <table:table-cell table:style-name="ce7" office:value-type="string" calcext:value-type="string">
            <text:p>estado - <text:s/>município - <text:s/>unidade da conservação</text:p>
          </table:table-cell>
          <table:table-cell table:style-name="ce7" office:value-type="string" calcext:value-type="string">
            <text:p>Percentual de áreas desmatadas em determinado esp...</text:p>
          </table:table-cell>
          <table:table-cell table:style-name="ce7" office:value-type="string" calcext:value-type="string">
            <text:p>Numerador: Área desmatada (km2) em um ano. Denomi...</text:p>
          </table:table-cell>
          <table:table-cell table:style-name="ce7" office:value-type="string" calcext:value-type="string">
            <text:p>Instituto Nacional de Pesquisas Espaciais. Banco ...</text:p>
          </table:table-cell>
          <table:table-cell table:style-name="ce7" office:value-type="string" calcext:value-type="string">
            <text:p>http://www.obt.inpe.br/prodes/index.php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mensal</text:p>
          </table:table-cell>
          <table:table-cell table:style-name="ce7" office:value-type="string" calcext:value-type="string">
            <text:p>A partir de 1988</text:p>
          </table:table-cell>
          <table:table-cell table:style-name="ce7" office:value-type="string" calcext:value-type="string">
            <text:p>Áreas sujeitas a desmatamento apresentam maior ri..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ve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casos agudos por Doença de 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agudos de Doença de Chagas na popu...</text:p>
          </table:table-cell>
          <table:table-cell office:value-type="string" calcext:value-type="string">
            <text:p>Numerador: Número de casos de Doença de Chagas ag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de doença de c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cidência de chikungunya por 100.00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cólera distribuído pela populaç...</text:p>
          </table:table-cell>
          <table:table-cell office:value-type="string" calcext:value-type="string">
            <text:p>Numerador: Número de casos de cólera. Denominador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risco de epidemia de cólera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dengue clássic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<text:s/>dengue na população residente ...</text:p>
          </table:table-cell>
          <table:table-cell office:value-type="string" calcext:value-type="string">
            <text:p>Numerador: Número de casos de dengue clássico con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confirmados d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confirmados de esquistossomose dis...</text:p>
          </table:table-cell>
          <table:table-cell office:value-type="string" calcext:value-type="string">
            <text:p>Numerador: Número de casos de esquistossomose. De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hepatite A distribuído pela pop...</text:p>
          </table:table-cell>
          <table:table-cell office:value-type="string" calcext:value-type="string">
            <text:p>Numerador: Número de casos de hepatite A. Denomin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ishmaniose tegumentar ame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ishmaniose tegumentar, na pop...</text:p>
          </table:table-cell>
          <table:table-cell office:value-type="string" calcext:value-type="string">
            <text:p>Numerados: Número de casos de leishmaniose (todas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tegu..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ishmaniose visceral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ishmaniose visceral, na popul...</text:p>
          </table:table-cell>
          <table:table-cell office:value-type="string" calcext:value-type="string">
            <text:p>Numerador: Número de casos de LV. Denominador: Po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Estima o risco de ocorrência de leishmaniose visc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leptospirose distribuído pela p...</text:p>
          </table:table-cell>
          <table:table-cell office:value-type="string" calcext:value-type="string">
            <text:p>Numerador: Número de casos de leptospirose. Denom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quanto maior a taxa de incidência maior é a neces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fal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a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falc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a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vivax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á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de malária por Plasmodium viva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novos de malária por Plasmodium vi...</text:p>
          </table:table-cell>
          <table:table-cell office:value-type="string" calcext:value-type="string">
            <text:p>Numerador: Número de casos novos de malária por P...</text:p>
          </table:table-cell>
          <table:table-cell office:value-type="string" calcext:value-type="string">
            <text:p>SIVEP - Malária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s zonas endêmicas da malária são áreas onde pers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3</text:p>
          </table:table-cell>
          <table:table-cell office:value-type="string" calcext:value-type="string">
            <text:p>Indica a frequência mensal de casos confirmados d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cidência de Zika por 100.000 hab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cidência por febre hemorrágica da dengu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febre hemorrágica da dengue, na...</text:p>
          </table:table-cell>
          <table:table-cell office:value-type="string" calcext:value-type="string">
            <text:p>Numerador: Número de casos <text:s/>de febre hemorrágica ...</text:p>
          </table:table-cell>
          <table:table-cell office:value-type="string" calcext:value-type="string">
            <text:p>SINAN - Datasus</text:p>
          </table:table-cell>
          <table:table-cell office:value-type="string" calcext:value-type="string">
            <text:p>http://dtr2004.saude.gov.br/sinanweb/ e www.ibge.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casos confirmados d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I de doenças inf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X de doenças res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internação pelo capítulo X de doenças res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acidente vascular encefáli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internações por acidente vascular encefálic...</text:p>
          </table:table-cell>
          <table:table-cell office:value-type="string" calcext:value-type="string">
            <text:p>Numerador: Número de internações por acidente vas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afogamento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quedas durante ...</text:p>
          </table:table-cell>
          <table:table-cell office:value-type="string" calcext:value-type="string">
            <text:p>Numerador: Número de pessoas internadas por afog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quedas durant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asm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asma na população reside...</text:p>
          </table:table-cell>
          <table:table-cell office:value-type="string" calcext:value-type="string">
            <text:p>Numerador: Número de internações por asma. Denomi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spectos estratégicos como a distribuição oportu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asma em 1 a 4 anos por 1.0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asma em idosos acima de 65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bronqui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bronquite <text:s/>na população ...</text:p>
          </table:table-cell>
          <table:table-cell office:value-type="string" calcext:value-type="string">
            <text:p>Numerador: Número de internações por bronquite. 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causas respiratórias de 0 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causas respiratórias em id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cólera distribuído pela ...</text:p>
          </table:table-cell>
          <table:table-cell office:value-type="string" calcext:value-type="string">
            <text:p>Numerador: Número de internações por cólera. Deno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Valores altos indicam um número de internações e 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DPOC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DPOC <text:s/>na população resid...</text:p>
          </table:table-cell>
          <table:table-cell office:value-type="string" calcext:value-type="string">
            <text:p>Numerador: Número de internações por DPOC. Denomi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DPOC em idosos acima de 65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esquistossomose distribu...</text:p>
          </table:table-cell>
          <table:table-cell office:value-type="string" calcext:value-type="string">
            <text:p>Numerador: Número de internações por esquistossom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fratu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traumatismos du...</text:p>
          </table:table-cell>
          <table:table-cell office:value-type="string" calcext:value-type="string">
            <text:p>Numerador: Número de pessoas internadas por traum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traumatismos d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hepatite A distribuído p...</text:p>
          </table:table-cell>
          <table:table-cell office:value-type="string" calcext:value-type="string">
            <text:p>Numerador: Número de internações por hepatite A. 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infarto agudo do miocárdi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<text:s/>infarto agudo do miocár...</text:p>
          </table:table-cell>
          <table:table-cell office:value-type="string" calcext:value-type="string">
            <text:p>Numerador: Número de internações por infarto agu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leptospirose distribuído...</text:p>
          </table:table-cell>
          <table:table-cell office:value-type="string" calcext:value-type="string">
            <text:p>Numerador: Número de internações por leptospirose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quanto maior o número de internações indica vulne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pneumon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pneumonia na população r...</text:p>
          </table:table-cell>
          <table:table-cell office:value-type="string" calcext:value-type="string">
            <text:p>Numerador: Número de internações por pneumonia. D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F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2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xa de internação por pneumonia em menores de 5 ...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qued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internações por afogamentos dur...</text:p>
          </table:table-cell>
          <table:table-cell office:value-type="string" calcext:value-type="string">
            <text:p>Numerador: Número de pessoas internadas por qued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Pessoas internadas em hospitas por afogamentos du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internação por tripanossomía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internações por tripanossomíase na popul...</text:p>
          </table:table-cell>
          <table:table-cell office:value-type="string" calcext:value-type="string">
            <text:p>Numerador: Número de internação por tripanossomía...</text:p>
          </table:table-cell>
          <table:table-cell office:value-type="string" calcext:value-type="string">
            <text:p>SIH -DataSUS</text:p>
          </table:table-cell>
          <table:table-cell office:value-type="string" calcext:value-type="string">
            <text:p>http://tabnet.datasus.gov.br/cgi/deftohtm.exe?sih...</text:p>
          </table:table-cell>
          <table:table-cell office:value-type="string" calcext:value-type="string">
            <text:p>O sistema de informação utilizado pode não detect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95</text:p>
          </table:table-cell>
          <table:table-cell office:value-type="string" calcext:value-type="string">
            <text:p>Indica a frequência anual de internação de doença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a de migração</text:p>
          </table:table-cell>
          <table:table-cell office:value-type="string" calcext:value-type="string">
            <text:p>&lt;1 ano - <text:s/>1-2 anos - <text:s/>3-5 anos - <text:s/>6-9 anos</text:p>
          </table:table-cell>
          <table:table-cell office:value-type="string" calcext:value-type="string">
            <text:p>Número de pessoas que mudam de residência num det...</text:p>
          </table:table-cell>
          <table:table-cell office:value-type="string" calcext:value-type="string">
            <text:p>Numerador: Número de residentes há menos de 10 an...</text:p>
          </table:table-cell>
          <table:table-cell office:value-type="string" calcext:value-type="string">
            <text:p><text:s/>Censo IBGE</text:p>
          </table:table-cell>
          <table:table-cell office:value-type="string" calcext:value-type="string">
            <text:p>http://www.ibge.gov.br/home/download/estatistica....</text:p>
          </table:table-cell>
          <table:table-cell office:value-type="string" calcext:value-type="string">
            <text:p>Não há informações anteriores a 2010.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 partir de 1991</text:p>
          </table:table-cell>
          <table:table-cell office:value-type="string" calcext:value-type="string">
            <text:p>Indica o fluxo de pessoas que buscam novos locais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xa de mortalidade pelo capítulo X de doenças re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acidente vascular encefál..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acidente vascular encefálico ...</text:p>
          </table:table-cell>
          <table:table-cell office:value-type="string" calcext:value-type="string">
            <text:p>Numerador: Número de óbitos por acidente vascula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asm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asma <text:s/>na população residente ...</text:p>
          </table:table-cell>
          <table:table-cell office:value-type="string" calcext:value-type="string">
            <text:p>Numerador: Número de óbitos por asma. Denominado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bronquit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bronquite <text:s/>na população resid...</text:p>
          </table:table-cell>
          <table:table-cell office:value-type="string" calcext:value-type="string">
            <text:p>Numerador: Número de óbitos por bronquite. Denomi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Cóler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cólera distribuído pela popul...</text:p>
          </table:table-cell>
          <table:table-cell office:value-type="string" calcext:value-type="string">
            <text:p>Numerador: Número de óbitos por cólera. Denominad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Valores altos indicam óbitos evitáveis e maior vu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engu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engue, na população resident...</text:p>
          </table:table-cell>
          <table:table-cell office:value-type="string" calcext:value-type="string">
            <text:p>Numerador: Número de óbitos por dengue. Denominad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dengue. Taxas elevada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oença de Chagas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oença de Chagas na população...</text:p>
          </table:table-cell>
          <table:table-cell office:value-type="string" calcext:value-type="string">
            <text:p>Numerador: Número de óbitos por tripanossomíase .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doença de chaga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DPOC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DPOC na população residente e...</text:p>
          </table:table-cell>
          <table:table-cell office:value-type="string" calcext:value-type="string">
            <text:p>Numerador: Número de óbitos por DPOC. Denominador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esquistossom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esquistossomose distribuído p...</text:p>
          </table:table-cell>
          <table:table-cell office:value-type="string" calcext:value-type="string">
            <text:p>Numerador: Número de óbitos por esquistossomose.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hepatite 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hepatite A distribuído pela p...</text:p>
          </table:table-cell>
          <table:table-cell office:value-type="string" calcext:value-type="string">
            <text:p>Numerador: Número de óbitos por hepatite A. Denom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infarto agudo do miocárdio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infarto agudo do miocárdio <text:s/>n...</text:p>
          </table:table-cell>
          <table:table-cell office:value-type="string" calcext:value-type="string">
            <text:p>Numerador: Número de óbitos por infarto agudo do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leishmaniose visceral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leishmaniose visceral na popu...</text:p>
          </table:table-cell>
          <table:table-cell office:value-type="string" calcext:value-type="string">
            <text:p>Numerador: Número de óbitos por LV. Denominador: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leishmaniose visceral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g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leptospirose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leptospirose distribuído pela...</text:p>
          </table:table-cell>
          <table:table-cell office:value-type="string" calcext:value-type="string">
            <text:p>Numerador: óbitos por leptospirose. Denominador: 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www.aguabrasil.icict.fiocruz.br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quanto maior a taxa de óbito indica vulnerabilida..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e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malár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malária, em determinado espaç...</text:p>
          </table:table-cell>
          <table:table-cell office:value-type="string" calcext:value-type="string">
            <text:p>Numerador: Número de óbitos por malária. Denomina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portalweb04.saude.gov.br/sivep_malaria/ e 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Estima o risco de morte por malária. Taxas elevad..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pneumonia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óbitos por pneumonia na população reside...</text:p>
          </table:table-cell>
          <table:table-cell office:value-type="string" calcext:value-type="string">
            <text:p>Numerador: Número de óbitos por pneumonia. Denomi...</text:p>
          </table:table-cell>
          <table:table-cell office:value-type="string" calcext:value-type="string">
            <text:p>SIM - Datasus</text:p>
          </table:table-cell>
          <table:table-cell office:value-type="string" calcext:value-type="string">
            <text:p>http://www2.datasus.gov.br/DATASUS/index.php?área...</text:p>
          </table:table-cell>
          <table:table-cell office:value-type="string" calcext:value-type="string">
            <text:p>A qualidade dos dados depende das condições técni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80</text:p>
          </table:table-cell>
          <table:table-cell office:value-type="string" calcext:value-type="string">
            <text:p>Fal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a de mortalidade por suicídio/100.000 hat.</text:p>
          </table:table-cell>
          <table:table-cell office:value-type="string" calcext:value-type="string">
            <text:p>estado - <text:s/>município</text:p>
          </table:table-cell>
          <table:table-cell office:value-type="string" calcext:value-type="string">
            <text:p>Total de casos de suicídio distribuído pela popul...</text:p>
          </table:table-cell>
          <table:table-cell office:value-type="string" calcext:value-type="string">
            <text:p>Numerador: Número de casos de suicídio. Denominad...</text:p>
          </table:table-cell>
          <table:table-cell office:value-type="string" calcext:value-type="string">
            <text:p>SIM/DataSUS processados pela PCDaS</text:p>
          </table:table-cell>
          <table:table-cell office:value-type="string" calcext:value-type="string">
            <text:p>www.datasus.gov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200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peratura da normal climatológica dos meses dez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peratura da normal climatológica dos meses jun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peratura da normal climatológica dos meses mar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peratura da normal climatológica dos meses set...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403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Temperatura máxima</text:p>
          </table:table-cell>
          <table:table-cell table:number-columns-repeated="9" table:style-name="ce7" office:value-type="string" calcext:value-type="string">
            <text:p>NUL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áxim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A mais alta das temperaturas <text:s/>observadas em um de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temperatura máxima ocorrida numa dada regi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401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Temperatura média</text:p>
          </table:table-cell>
          <table:table-cell table:number-columns-repeated="9" table:style-name="ce7" office:value-type="string" calcext:value-type="string">
            <text:p>NUL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édia (grade)</text:p>
          </table:table-cell>
          <table:table-cell office:value-type="string" calcext:value-type="string">
            <text:p>grade de 15 km graus - <text:s/>município</text:p>
          </table:table-cell>
          <table:table-cell office:value-type="string" calcext:value-type="string">
            <text:p>Temperatura média estimada <text:s/>por modelo. Em graus ...</text:p>
          </table:table-cell>
          <table:table-cell office:value-type="string" calcext:value-type="string">
            <text:p>Reanálise de dados meteorológicos realizada com m...</text:p>
          </table:table-cell>
          <table:table-cell office:value-type="string" calcext:value-type="string">
            <text:p>ETA15 - CPTEC/INPE</text:p>
          </table:table-cell>
          <table:table-cell office:value-type="string" calcext:value-type="string">
            <text:p>ftp://ftp1.cptec.inpe.br/modelos/io/tempo/regiona...</text:p>
          </table:table-cell>
          <table:table-cell office:value-type="string" calcext:value-type="string">
            <text:p>Série recente de dados. Estimativas com margem de...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A partir de 2009</text:p>
          </table:table-cell>
          <table:table-cell office:value-type="string" calcext:value-type="string">
            <text:p>Mede a temperatura média numa determin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édi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Média aritmética das temperaturas registradas num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Mede a temperatura média numa determin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402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Temperatura mínima</text:p>
          </table:table-cell>
          <table:table-cell table:number-columns-repeated="9" table:style-name="ce7" office:value-type="string" calcext:value-type="string">
            <text:p>NUL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ura mínima (pontual)</text:p>
          </table:table-cell>
          <table:table-cell office:value-type="string" calcext:value-type="string">
            <text:p>estação meteorológica - <text:s/>município</text:p>
          </table:table-cell>
          <table:table-cell office:value-type="string" calcext:value-type="string">
            <text:p>A mais baixa das temperaturas observadas em um de...</text:p>
          </table:table-cell>
          <table:table-cell office:value-type="string" calcext:value-type="string">
            <text:p>Medição termométrica</text:p>
          </table:table-cell>
          <table:table-cell office:value-type="string" calcext:value-type="string">
            <text:p>INMET - Instituto Nacional de Meteorologia</text:p>
          </table:table-cell>
          <table:table-cell office:value-type="string" calcext:value-type="string">
            <text:p>http://www.inmet.gov.br/portal/index.php?r=bdmep/...</text:p>
          </table:table-cell>
          <table:table-cell office:value-type="string" calcext:value-type="string">
            <text:p>O indicador diz respeito a um determinado ponto n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61</text:p>
          </table:table-cell>
          <table:table-cell office:value-type="string" calcext:value-type="string">
            <text:p>Indica a temperatura mínima numa dada região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e0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rnados e trombas d água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tal de analfabetism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tal de idosos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tal do lixo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6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midade relativa do ar (grade)</text:p>
          </table:table-cell>
          <table:table-cell table:style-name="ce7" office:value-type="string" calcext:value-type="string">
            <text:p>grade de 15 km graus - <text:s/>município</text:p>
          </table:table-cell>
          <table:table-cell table:style-name="ce7" office:value-type="string" calcext:value-type="string">
            <text:p>Razão da quantidade de vapor de água presente num...</text:p>
          </table:table-cell>
          <table:table-cell table:style-name="ce7" office:value-type="string" calcext:value-type="string">
            <text:p>Reanálise de dados meteorológicos realizada com m...</text:p>
          </table:table-cell>
          <table:table-cell table:style-name="ce7" office:value-type="string" calcext:value-type="string">
            <text:p>ETA15 - CPTEC/INPE</text:p>
          </table:table-cell>
          <table:table-cell table:style-name="ce7" office:value-type="string" calcext:value-type="string">
            <text:p>ftp://ftp1.cptec.inpe.br/modelos/io/tempo/regiona...</text:p>
          </table:table-cell>
          <table:table-cell table:style-name="ce7" office:value-type="string" calcext:value-type="string">
            <text:p>Série recente de dados. Estimativas com margem de...</text:p>
          </table:table-cell>
          <table:table-cell table:style-name="ce7" office:value-type="string" calcext:value-type="string">
            <text:p>diária</text:p>
          </table:table-cell>
          <table:table-cell table:style-name="ce7" office:value-type="string" calcext:value-type="string">
            <text:p>A partir de 2009</text:p>
          </table:table-cell>
          <table:table-cell table:style-name="ce7" office:value-type="string" calcext:value-type="string">
            <text:p>Indica o volume pluviométrico por um determinado 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table:style-name="ce7" office:value-type="string" calcext:value-type="string">
            <text:p>to00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midade relativa do ar (pontual)</text:p>
          </table:table-cell>
          <table:table-cell table:style-name="ce7" office:value-type="string" calcext:value-type="string">
            <text:p>estação meteorológica - <text:s/>município</text:p>
          </table:table-cell>
          <table:table-cell table:style-name="ce7" office:value-type="string" calcext:value-type="string">
            <text:p>Razão da quantidade de vapor de água presente num...</text:p>
          </table:table-cell>
          <table:table-cell table:style-name="ce7" office:value-type="string" calcext:value-type="string">
            <text:p>Numerador: quantidade de vapor de água presente n...</text:p>
          </table:table-cell>
          <table:table-cell table:style-name="ce7" office:value-type="string" calcext:value-type="string">
            <text:p>INMET - Instituto Nacional de Meteorologia</text:p>
          </table:table-cell>
          <table:table-cell table:style-name="ce7" office:value-type="string" calcext:value-type="string">
            <text:p>http://www.inmet.gov.br/portal/index.php?r=bdmep/...</text:p>
          </table:table-cell>
          <table:table-cell table:style-name="ce7" office:value-type="string" calcext:value-type="string">
            <text:p>O indicador diz respeito a um determinado ponto n...</text:p>
          </table:table-cell>
          <table:table-cell table:style-name="ce7" office:value-type="string" calcext:value-type="string">
            <text:p>mensal</text:p>
          </table:table-cell>
          <table:table-cell table:style-name="ce7" office:value-type="string" calcext:value-type="string">
            <text:p>A partir de 1961</text:p>
          </table:table-cell>
          <table:table-cell table:style-name="ce7" office:value-type="string" calcext:value-type="string">
            <text:p>Altas temperaturas durante dias quentes aumenta a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to0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ilidade na temperatura dos oceanos</text:p>
          </table:table-cell>
          <table:table-cell office:value-type="string" calcext:value-type="string">
            <text:p>Anomalia em relação à média utilizando o Oceanic ...</text:p>
          </table:table-cell>
          <table:table-cell office:value-type="string" calcext:value-type="string">
            <text:p>Forma de se identificar, mensurar e prever evento...</text:p>
          </table:table-cell>
          <table:table-cell office:value-type="string" calcext:value-type="string">
            <text:p>Índice calculado por medições no oceano e sensori...</text:p>
          </table:table-cell>
          <table:table-cell office:value-type="string" calcext:value-type="string">
            <text:p>U.S. Department of Commerce/ National Oceanic and...</text:p>
          </table:table-cell>
          <table:table-cell office:value-type="string" calcext:value-type="string">
            <text:p>http://www.cpc.ncep.noaa.gov/products/analysis_mo...</text:p>
          </table:table-cell>
          <table:table-cell office:value-type="string" calcext:value-type="string">
            <text:p>Por causa do filtro de alta frequência aplicada a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50</text:p>
          </table:table-cell>
          <table:table-cell office:value-type="string" calcext:value-type="string">
            <text:p>Indica a intensidade das anomalias do El Niño ou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ilidade na temperatura dos oceanos</text:p>
          </table:table-cell>
          <table:table-cell office:value-type="string" calcext:value-type="string">
            <text:p>Anomalia em relação à média utilizando o Multivar...</text:p>
          </table:table-cell>
          <table:table-cell office:value-type="string" calcext:value-type="string">
            <text:p>Índice numérico calculado a partir da observação ...</text:p>
          </table:table-cell>
          <table:table-cell office:value-type="string" calcext:value-type="string">
            <text:p>Índice calculado por medições no oceano e sensori...</text:p>
          </table:table-cell>
          <table:table-cell office:value-type="string" calcext:value-type="string">
            <text:p>U.S. Department of Commerce/ National Oceanic and...</text:p>
          </table:table-cell>
          <table:table-cell office:value-type="string" calcext:value-type="string">
            <text:p>http://www.esrl.noaa.gov/psd/data/correlation/mei...</text:p>
          </table:table-cell>
          <table:table-cell office:value-type="string" calcext:value-type="string">
            <text:p>Os valores perdidos são deixados em branco. Os va...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A partir de 1950</text:p>
          </table:table-cell>
          <table:table-cell office:value-type="string" calcext:value-type="string">
            <text:p>Indica a intensidade das anomalias do El Niño ou 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to000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elocidade do vento (pontual)</text:p>
          </table:table-cell>
          <table:table-cell table:style-name="ce7" office:value-type="string" calcext:value-type="string">
            <text:p>estação meteorológica - <text:s text:c="2"/>município</text:p>
          </table:table-cell>
          <table:table-cell table:style-name="ce7" office:value-type="string" calcext:value-type="string">
            <text:p>Quantificação do movimento do ar numa unidade de 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INMET - Instituto Nacional de Meteorologia</text:p>
          </table:table-cell>
          <table:table-cell table:style-name="ce7" office:value-type="string" calcext:value-type="string">
            <text:p>http://www.inmet.gov.br/portal/index.php?r=bdmep/...</text:p>
          </table:table-cell>
          <table:table-cell table:style-name="ce7" office:value-type="string" calcext:value-type="string">
            <text:p>O indicador diz respeito a um determinado ponto n...</text:p>
          </table:table-cell>
          <table:table-cell table:style-name="ce7" office:value-type="string" calcext:value-type="string">
            <text:p>mensal</text:p>
          </table:table-cell>
          <table:table-cell table:style-name="ce7" office:value-type="string" calcext:value-type="string">
            <text:p>A partir de 1961</text:p>
          </table:table-cell>
          <table:table-cell table:style-name="ce7" office:value-type="string" calcext:value-type="string">
            <text:p>Indica a velocidade dos ventos e, por consequênci...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NULL</text:p>
          </table:table-cell>
          <table:table-cell table:style-name="ce7" table:number-columns-repeated="16365"/>
        </table:table-row>
        <table:table-row table:style-name="ro1">
          <table:table-cell office:value-type="string" calcext:value-type="string">
            <text:p>ee01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ndavais e tempestades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o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ume de extração vegetal de madeira</text:p>
          </table:table-cell>
          <table:table-cell office:value-type="string" calcext:value-type="string">
            <text:p>madeira em tora e lenha (metros cúbicos)</text:p>
          </table:table-cell>
          <table:table-cell office:value-type="string" calcext:value-type="string">
            <text:p>Quantidade de madeira produzida (em toneladas) po...</text:p>
          </table:table-cell>
          <table:table-cell office:value-type="string" calcext:value-type="string">
            <text:p>Numerador: Quantidade total de madeira produzida ...</text:p>
          </table:table-cell>
          <table:table-cell office:value-type="string" calcext:value-type="string">
            <text:p>SIDRA - IBGE Produção da Extração Vegetal e da Si...</text:p>
          </table:table-cell>
          <table:table-cell office:value-type="string" calcext:value-type="string">
            <text:p>http://www.sidra.ibge.gov.br/bda/tabela/listabl.a...</text:p>
          </table:table-cell>
          <table:table-cell office:value-type="string" calcext:value-type="string">
            <text:p>Eventuais falhas de cobertura na coleta direta de...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A partir de 1990</text:p>
          </table:table-cell>
          <table:table-cell office:value-type="string" calcext:value-type="string">
            <text:p>Medida indireta do fluxo de pessoas para a mata e...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9:45:28.121967251</meta:creation-date>
    <dc:date>2026-01-12T10:25:18.467772381</dc:date>
    <meta:editing-duration>PT28M31S</meta:editing-duration>
    <meta:editing-cycles>2</meta:editing-cycles>
    <meta:generator>LibreOffice/24.2.7.2$Linux_X86_64 LibreOffice_project/420$Build-2</meta:generator>
    <meta:document-statistic meta:table-count="2" meta:cell-count="8359" meta:object-count="2"/>
  </office:meta>
</office:document-meta>
</file>